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Fira Code VF" svg:font-family="'Fira Code VF', ui-monospace, SFMono-Regular, Menlo, Monaco, Consolas, 'Liberation Mono', 'Courier New', monospace"/>
    <style:font-face style:name="Fira Mono" svg:font-family="'Fira Mono', 'Andale Mono', Consolas, monospace"/>
    <style:font-face style:name="Helvetica Neue" svg:font-family="'Helvetica Neue', Helvetica, Arial, sans-serif"/>
    <style:font-face style:name="Inter var" svg:font-family="'Inter var', ui-sans-serif, system-ui, apple-system, BlinkMacSystemFont, 'Segoe UI', Roboto, 'Helvetica Neue', Arial, 'Noto Sans', sans-serif, 'Apple Color Emoji', 'Segoe UI Emoji', 'Segoe UI Symbol', 'Noto Color Emoji'"/>
    <style:font-face style:name="Inter" svg:font-family="Inter, sans-serif"/>
    <style:font-face style:name="Lato" svg:font-family="Lato, sans-serif"/>
    <style:font-face style:name="OpenSymbol" svg:font-family="OpenSymbol"/>
    <style:font-face style:name="SFMono-Regular" svg:font-family="SFMono-Regular, Menlo, Monaco, Consolas, monospace"/>
    <style:font-face style:name="Segoe UI" svg:font-family="'Segoe UI'"/>
    <style:font-face style:name="Source Sans Pro" svg:font-family="'Source Sans Pro', 'Lucida Grande', sans-serif"/>
    <style:font-face style:name="Times New Roman1" svg:font-family="'Times New Roman'"/>
    <style:font-face style:name="arial" svg:font-family="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8569in"/>
    </style:style>
    <style:style style:name="Table1.B" style:family="table-column">
      <style:table-column-properties style:column-width="1.6208in"/>
    </style:style>
    <style:style style:name="Table1.C" style:family="table-column">
      <style:table-column-properties style:column-width="1.5715in"/>
    </style:style>
    <style:style style:name="Table1.D" style:family="table-column">
      <style:table-column-properties style:column-width="1.6438in"/>
    </style:style>
    <style:style style:name="Table1.A1" style:family="table-cell">
      <style:table-cell-properties style:vertical-align="middle" fo:padding="0.0194in" fo:border="none"/>
    </style:style>
    <style:style style:name="P1" style:family="paragraph" style:parent-style-name="Standard">
      <style:paragraph-properties fo:orphans="2" fo:widows="2" fo:background-color="transparent">
        <style:background-image/>
      </style:paragraph-properties>
      <style:text-properties fo:font-variant="normal" fo:text-transform="none" style:use-window-font-color="true" style:font-name="Consolas" fo:font-size="12pt" fo:letter-spacing="normal" fo:font-style="normal" fo:font-weight="normal" fo:background-color="transparent" style:font-size-asian="12pt" style:font-size-complex="12pt"/>
    </style:style>
    <style:style style:name="P2" style:family="paragraph" style:parent-style-name="Text_20_body">
      <style:paragraph-properties fo:orphans="2" fo:widows="2" fo:background-color="transparent">
        <style:background-image/>
      </style:paragraph-properties>
      <style:text-properties fo:font-variant="normal" fo:text-transform="none" style:use-window-font-color="true" style:font-name="Consolas" fo:font-size="12pt" fo:letter-spacing="normal" fo:font-style="normal" fo:font-weight="normal" fo:background-color="transparent" style:font-size-asian="12pt" style:font-size-complex="12pt"/>
    </style:style>
    <style:style style:name="P3" style:family="paragraph" style:parent-style-name="Table_20_Contents">
      <style:paragraph-properties fo:margin-left="0in" fo:margin-right="0in" fo:margin-top="0in" fo:margin-bottom="0in" style:line-height-at-least="0.2083in" fo:text-align="start" style:justify-single-word="false" fo:text-indent="0in" style:auto-text-indent="false" fo:padding="0in" fo:border="none"/>
    </style:style>
    <style:style style:name="P4" style:family="paragraph" style:parent-style-name="Table_20_Contents">
      <style:paragraph-properties fo:margin-left="0in" fo:margin-right="0in" fo:margin-top="0.1457in" fo:margin-bottom="0in" style:line-height-at-least="0.2602in" fo:text-align="start" style:justify-single-word="false" fo:text-indent="0in" style:auto-text-indent="false" fo:padding="0in" fo:border="none"/>
      <style:text-properties style:font-name="Helvetica Neue" fo:font-size="10.5pt" fo:letter-spacing="normal" fo:font-weight="bold"/>
    </style:style>
    <style:style style:name="P5" style:family="paragraph" style:parent-style-name="Text_20_body">
      <style:paragraph-properties fo:margin-left="0in" fo:margin-right="0in" fo:margin-top="0.1457in" fo:margin-bottom="0in" style:line-height-at-least="0.2602in" fo:orphans="2" fo:widows="2" fo:text-indent="0in" style:auto-text-indent="false" fo:padding="0in" fo:border="none"/>
      <style:text-properties fo:font-variant="normal" fo:text-transform="none" fo:color="#000000" style:font-name="Helvetica Neue" fo:font-size="10.5pt" fo:letter-spacing="normal" fo:font-style="normal" fo:font-weight="normal"/>
    </style:style>
    <style:style style:name="P6" style:family="paragraph" style:parent-style-name="Heading_20_2">
      <style:paragraph-properties fo:margin-left="0in" fo:margin-right="0in" fo:margin-top="0.198in" fo:margin-bottom="0in" fo:orphans="2" fo:widows="2" fo:text-indent="0in" style:auto-text-indent="false" fo:padding="0in" fo:border="none"/>
      <style:text-properties fo:font-variant="normal" fo:text-transform="none" fo:color="#000000" style:font-name="Helvetica Neue" fo:font-size="13.5pt" fo:letter-spacing="normal" fo:font-style="normal" fo:font-weight="bold"/>
    </style:style>
    <style:style style:name="P7" style:family="paragraph" style:parent-style-name="Standard">
      <style:paragraph-properties style:line-height-at-least="0.25in"/>
      <style:text-properties fo:color="#d4d4d4" style:font-name="Consolas" fo:font-size="13.5pt" fo:font-weight="normal" fo:background-color="#1e1e1e"/>
    </style:style>
    <style:style style:name="P8" style:family="paragraph" style:parent-style-name="Standard">
      <style:paragraph-properties style:line-height-at-least="0.25in"/>
      <style:text-properties fo:color="#d4d4d4" fo:background-color="#1e1e1e"/>
    </style:style>
    <style:style style:name="P9" style:family="paragraph" style:parent-style-name="Standard">
      <style:paragraph-properties style:line-height-at-least="0.25in"/>
    </style:style>
    <style:style style:name="P10" style:family="paragraph" style:parent-style-name="Standard">
      <style:paragraph-properties fo:margin-top="0in" fo:margin-bottom="0in"/>
      <style:text-properties fo:font-size="2pt" style:font-size-asian="2pt" style:font-size-complex="2pt"/>
    </style:style>
    <style:style style:name="P11" style:family="paragraph" style:parent-style-name="Standard" style:list-style-name="L2">
      <style:paragraph-properties fo:orphans="2" fo:widows="2"/>
    </style:style>
    <style:style style:name="P12" style:family="paragraph" style:parent-style-name="Standard">
      <style:paragraph-properties style:line-height-at-least="0.25in"/>
      <style:text-properties fo:color="#d4d4d4" style:font-name="Consolas" fo:font-size="13.5pt" fo:font-weight="normal" fo:background-color="#1e1e1e"/>
    </style:style>
    <style:style style:name="P13" style:family="paragraph" style:parent-style-name="Standard" style:list-style-name="L2">
      <style:paragraph-properties fo:orphans="2" fo:widows="2"/>
      <style:text-properties fo:color="#d4d4d4" style:font-name="Consolas" fo:font-size="13.5pt" fo:font-weight="normal" fo:background-color="#1e1e1e"/>
    </style:style>
    <style:style style:name="P14" style:family="paragraph" style:parent-style-name="Standard">
      <style:paragraph-properties style:line-height-at-least="0.25in"/>
      <style:text-properties fo:color="#d4d4d4" fo:background-color="#1e1e1e"/>
    </style:style>
    <style:style style:name="P15" style:family="paragraph" style:parent-style-name="Standard">
      <style:paragraph-properties style:line-height-at-least="0.25in"/>
    </style:style>
    <style:style style:name="P16" style:family="paragraph" style:parent-style-name="Standard">
      <style:paragraph-properties style:line-height-at-least="0.25in"/>
      <style:text-properties fo:color="#6a9955" style:font-name="Consolas" fo:font-size="13.5pt" fo:font-weight="normal" fo:background-color="#1e1e1e"/>
    </style:style>
    <style:style style:name="P17" style:family="paragraph" style:parent-style-name="Standard" style:list-style-name="L2">
      <style:paragraph-properties fo:orphans="2" fo:widows="2" fo:background-color="transparent">
        <style:background-image/>
      </style:paragraph-properties>
      <style:text-properties fo:color="#d4d4d4" style:font-name="Consolas" fo:font-size="13.5pt" fo:font-weight="normal" fo:background-color="#1e1e1e"/>
    </style:style>
    <style:style style:name="P18" style:family="paragraph" style:parent-style-name="Standard" style:list-style-name="L2">
      <style:paragraph-properties fo:orphans="2" fo:widows="2" fo:background-color="transparent">
        <style:background-image/>
      </style:paragraph-properties>
      <style:text-properties fo:font-variant="normal" fo:text-transform="none" fo:color="#d4d4d4" style:font-name="Consolas" fo:font-size="13.5pt" fo:letter-spacing="normal" fo:font-style="normal" fo:font-weight="normal" fo:background-color="transparent"/>
    </style:style>
    <style:style style:name="P19"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02124" style:font-name="arial" fo:font-size="12pt" fo:letter-spacing="normal" fo:font-style="normal" fo:font-weight="normal" style:font-size-asian="12pt" style:font-size-complex="12pt"/>
    </style:style>
    <style:style style:name="P2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a0a23" style:font-name="Lato" fo:font-size="12pt" fo:letter-spacing="normal" fo:font-style="normal" fo:font-weight="normal" style:font-size-asian="12pt" style:font-size-complex="12pt"/>
    </style:style>
    <style:style style:name="P21" style:family="paragraph" style:parent-style-name="Text_20_body" style:list-style-name="L1">
      <style:paragraph-properties fo:margin-left="0in" fo:margin-right="0in" fo:margin-top="0.1043in" fo:margin-bottom="0.1043in" style:line-height-at-least="0.2709in" fo:orphans="2" fo:widows="2" fo:text-indent="0in" style:auto-text-indent="false" fo:padding="0in" fo:border="none"/>
      <style:text-properties fo:font-variant="normal" fo:text-transform="none" fo:color="#000000" style:font-name="Helvetica Neue" fo:font-size="10.5pt" fo:letter-spacing="normal" fo:font-style="normal" fo:font-weight="normal"/>
    </style:style>
    <style:style style:name="P22" style:family="paragraph" style:parent-style-name="Text_20_body" style:list-style-name="L1">
      <style:paragraph-properties fo:margin-left="0in" fo:margin-right="0in" fo:margin-top="0.1043in" fo:margin-bottom="0.1043in" style:line-height-at-least="0.2709in" fo:orphans="2" fo:widows="2" fo:text-indent="0in" style:auto-text-indent="false" fo:padding="0in" fo:border="none"/>
    </style:style>
    <style:style style:name="P23" style:family="paragraph" style:parent-style-name="Text_20_body" style:list-style-name="L2">
      <style:paragraph-properties fo:orphans="2" fo:widows="2"/>
      <style:text-properties fo:font-variant="normal" fo:text-transform="none" fo:color="#000000" style:font-name="Times New Roman1" fo:font-size="14pt" fo:letter-spacing="normal" fo:font-style="normal" fo:font-weight="normal"/>
    </style:style>
    <style:style style:name="P24" style:family="paragraph" style:parent-style-name="Text_20_body" style:list-style-name="L2">
      <style:paragraph-properties fo:orphans="2" fo:widows="2"/>
    </style:style>
    <style:style style:name="P25" style:family="paragraph" style:parent-style-name="Text_20_body" style:list-style-name="L2">
      <style:paragraph-properties fo:orphans="2" fo:widows="2" fo:background-color="transparent">
        <style:background-image/>
      </style:paragraph-properties>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1" fo:font-size="14pt" fo:letter-spacing="normal" fo:font-style="normal" fo:font-weight="normal"/>
    </style:style>
    <style:style style:name="T3" style:family="text">
      <style:text-properties fo:font-variant="normal" fo:text-transform="none" fo:color="#000000" fo:font-size="14pt" fo:letter-spacing="normal" fo:font-style="normal" fo:font-weight="normal"/>
    </style:style>
    <style:style style:name="T4" style:family="text">
      <style:text-properties fo:font-variant="normal" fo:text-transform="none" fo:color="#000000" fo:font-size="14pt" fo:letter-spacing="normal" fo:font-style="normal" fo:font-weight="normal" style:font-size-asian="12pt" style:font-size-complex="12pt"/>
    </style:style>
    <style:style style:name="T5" style:family="text">
      <style:text-properties fo:font-variant="normal" fo:text-transform="none" fo:color="#000000" fo:font-size="14pt" fo:letter-spacing="normal" fo:font-style="normal" fo:font-weight="normal" fo:background-color="transparent" style:font-size-asian="12pt" style:font-size-complex="12pt"/>
    </style:style>
    <style:style style:name="T6" style:family="text">
      <style:text-properties fo:font-variant="normal" fo:text-transform="none" fo:color="#000000" fo:font-size="14pt" fo:letter-spacing="normal" fo:font-style="normal" style:text-underline-style="solid" style:text-underline-width="auto" style:text-underline-color="font-color" fo:font-weight="normal" fo:background-color="transparent" style:font-size-asian="12pt" style:font-size-complex="12pt"/>
    </style:style>
    <style:style style:name="T7" style:family="text">
      <style:text-properties fo:font-variant="normal" fo:text-transform="none" fo:color="#000000" style:font-name="Helvetica Neue" fo:font-size="10.5pt" fo:letter-spacing="normal" fo:font-style="normal" fo:font-weight="normal"/>
    </style:style>
    <style:style style:name="T8" style:family="text">
      <style:text-properties fo:font-variant="normal" fo:text-transform="none" fo:color="#000000" fo:font-size="22pt" fo:letter-spacing="normal" fo:font-style="normal" style:text-underline-style="solid" style:text-underline-width="auto" style:text-underline-color="font-color" fo:font-weight="normal" fo:background-color="transparent" style:font-size-asian="22pt" style:font-size-complex="22pt"/>
    </style:style>
    <style:style style:name="T9" style:family="text">
      <style:text-properties fo:font-variant="normal" fo:text-transform="none" fo:color="#334155" style:font-name="Inter var" fo:font-size="10.5pt" fo:letter-spacing="normal" fo:font-style="normal" fo:font-weight="normal"/>
    </style:style>
    <style:style style:name="T10" style:family="text">
      <style:text-properties fo:font-variant="normal" fo:text-transform="none" fo:color="#334155" style:font-name="Inter var" fo:font-size="10.5pt" fo:letter-spacing="normal" fo:font-style="normal" fo:font-weight="normal" style:font-weight-asian="normal" style:font-weight-complex="normal"/>
    </style:style>
    <style:style style:name="T11" style:family="text">
      <style:text-properties fo:font-variant="normal" fo:text-transform="none" fo:color="#334155" style:font-name="Inter var" fo:font-size="12pt" fo:letter-spacing="normal" fo:font-style="normal" fo:font-weight="normal" style:font-size-asian="12pt" style:font-size-complex="12pt"/>
    </style:style>
    <style:style style:name="T12" style:family="text">
      <style:text-properties fo:font-variant="normal" fo:text-transform="none" fo:color="#334155" fo:letter-spacing="normal"/>
    </style:style>
    <style:style style:name="T13" style:family="text">
      <style:text-properties fo:font-variant="normal" fo:text-transform="none" fo:color="#334155" fo:letter-spacing="normal" fo:font-weight="normal" style:font-weight-asian="normal" style:font-weight-complex="normal"/>
    </style:style>
    <style:style style:name="T14" style:family="text">
      <style:text-properties fo:font-variant="normal" fo:text-transform="none" fo:color="#334155" fo:letter-spacing="normal" fo:font-weight="bold" style:font-weight-asian="bold" style:font-weight-complex="bold"/>
    </style:style>
    <style:style style:name="T15" style:family="text">
      <style:text-properties fo:font-variant="normal" fo:text-transform="none" fo:color="#334155" style:font-name="Fira Code VF" fo:letter-spacing="normal" fo:font-style="normal" fo:font-weight="bold"/>
    </style:style>
    <style:style style:name="T16" style:family="text">
      <style:text-properties fo:font-variant="normal" fo:text-transform="none" fo:color="#334155" style:font-name="Fira Code VF" fo:letter-spacing="normal" fo:font-style="normal" fo:font-weight="normal" style:font-weight-asian="normal" style:font-weight-complex="normal"/>
    </style:style>
    <style:style style:name="T17" style:family="text">
      <style:text-properties fo:font-variant="normal" fo:text-transform="none" fo:color="#334155" style:font-name="Fira Code VF" fo:font-size="10.5pt" fo:letter-spacing="normal" fo:font-style="normal" fo:font-weight="bold" style:font-weight-asian="normal" style:font-weight-complex="normal"/>
    </style:style>
    <style:style style:name="T18" style:family="text">
      <style:text-properties fo:font-variant="normal" fo:text-transform="none" style:font-name="Fira Code VF" fo:letter-spacing="normal" fo:font-style="normal" fo:font-weight="bold"/>
    </style:style>
    <style:style style:name="T19" style:family="text">
      <style:text-properties fo:font-variant="normal" fo:text-transform="none" style:font-name="Fira Code VF" fo:letter-spacing="normal" fo:font-style="normal" fo:font-weight="bold" style:font-weight-asian="normal" style:font-weight-complex="normal"/>
    </style:style>
    <style:style style:name="T20" style:family="text">
      <style:text-properties fo:font-variant="normal" fo:text-transform="none" fo:color="#9cdcfe" style:font-name="Consolas" fo:font-size="13.5pt" fo:letter-spacing="normal" fo:font-style="normal" fo:font-weight="normal" fo:background-color="#1e1e1e" style:font-size-asian="12pt" style:font-size-complex="12pt"/>
    </style:style>
    <style:style style:name="T21" style:family="text">
      <style:text-properties fo:font-variant="normal" fo:text-transform="none" fo:color="#2d3748" style:font-name="Times New Roman" fo:font-size="12pt" fo:letter-spacing="normal" fo:font-style="normal" fo:font-weight="normal" style:font-size-asian="12pt" style:font-size-complex="12pt"/>
    </style:style>
    <style:style style:name="T22" style:family="text">
      <style:text-properties fo:font-variant="normal" fo:text-transform="none" fo:color="#ce9178" style:font-name="Consolas" fo:font-size="13.5pt" fo:letter-spacing="normal" fo:font-style="normal" fo:font-weight="normal" fo:background-color="#1e1e1e"/>
    </style:style>
    <style:style style:name="T23" style:family="text">
      <style:text-properties fo:font-variant="normal" fo:text-transform="none" fo:color="#ce9178" style:font-name="Consolas" fo:font-size="13.5pt" fo:letter-spacing="normal" fo:font-style="normal" fo:font-weight="normal" fo:background-color="#1e1e1e" style:font-size-asian="12pt" style:font-size-complex="12pt"/>
    </style:style>
    <style:style style:name="T24" style:family="text">
      <style:text-properties fo:font-variant="normal" fo:text-transform="none" fo:color="#ce9178" style:font-name="Consolas" fo:font-size="13.5pt" fo:letter-spacing="normal" fo:font-style="normal" fo:font-weight="normal" fo:background-color="transparent" style:font-size-asian="12pt" style:font-size-complex="12pt"/>
    </style:style>
    <style:style style:name="T25" style:family="text">
      <style:text-properties fo:font-variant="normal" fo:text-transform="none" fo:color="#ce9178" style:font-name="Times New Roman" fo:font-size="12pt" fo:letter-spacing="normal" fo:font-style="normal" style:font-size-asian="12pt" style:font-size-complex="12pt"/>
    </style:style>
    <style:style style:name="T26" style:family="text">
      <style:text-properties fo:font-variant="normal" fo:text-transform="none" fo:color="#d4d4d4" style:font-name="Consolas" fo:font-size="13.5pt" fo:letter-spacing="normal" fo:font-style="normal" fo:font-weight="normal" fo:background-color="#1e1e1e"/>
    </style:style>
    <style:style style:name="T27" style:family="text">
      <style:text-properties fo:font-variant="normal" fo:text-transform="none" fo:color="#d4d4d4" style:font-name="Consolas" fo:font-size="13.5pt" fo:letter-spacing="normal" fo:font-style="normal" fo:font-weight="normal" fo:background-color="#1e1e1e" style:font-size-asian="12pt" style:font-size-complex="12pt"/>
    </style:style>
    <style:style style:name="T28" style:family="text">
      <style:text-properties fo:font-variant="normal" fo:text-transform="none" fo:color="#d4d4d4" fo:font-size="13.5pt" fo:letter-spacing="normal" fo:font-style="normal" fo:font-weight="normal" fo:background-color="#1e1e1e" style:font-size-asian="12pt" style:font-size-complex="12pt"/>
    </style:style>
    <style:style style:name="T29" style:family="text">
      <style:text-properties fo:font-variant="normal" fo:text-transform="none" fo:color="#0a0a23" style:font-name="Lato" fo:font-size="12pt" fo:letter-spacing="normal" fo:font-style="normal" fo:font-weight="normal" style:font-size-asian="12pt" style:font-size-complex="12pt"/>
    </style:style>
    <style:style style:name="T30" style:family="text">
      <style:text-properties fo:font-variant="normal" fo:text-transform="none" fo:color="#569cd6" style:font-name="Consolas" fo:font-size="13.5pt" fo:letter-spacing="normal" fo:font-style="normal" fo:font-weight="normal" fo:background-color="#1e1e1e"/>
    </style:style>
    <style:style style:name="T31" style:family="text">
      <style:text-properties fo:font-variant="normal" fo:text-transform="none" fo:color="#569cd6" style:font-name="Consolas" fo:font-size="13.5pt" fo:letter-spacing="normal" fo:font-style="normal" fo:font-weight="normal" fo:background-color="#1e1e1e" style:font-size-asian="12pt" style:font-size-complex="12pt"/>
    </style:style>
    <style:style style:name="T32" style:family="text">
      <style:text-properties fo:font-variant="normal" fo:text-transform="none" fo:color="#569cd6" style:font-name="Times New Roman" fo:font-size="12pt" fo:letter-spacing="normal" fo:font-style="normal" style:font-size-asian="12pt" style:font-size-complex="12pt"/>
    </style:style>
    <style:style style:name="T33" style:family="text">
      <style:text-properties fo:font-variant="normal" fo:text-transform="none" fo:color="#0073dc" style:text-line-through-style="none" style:font-name="Helvetica Neue" fo:font-size="10.5pt" fo:letter-spacing="normal" fo:font-style="normal" style:text-underline-style="none" fo:font-weight="normal" style:text-blinking="false"/>
    </style:style>
    <style:style style:name="T34" style:family="text">
      <style:text-properties fo:font-variant="normal" fo:text-transform="none" style:font-name="Times New Roman" fo:font-size="12pt" fo:letter-spacing="normal" fo:font-style="normal" style:font-size-asian="12pt" style:font-size-complex="12pt"/>
    </style:style>
    <style:style style:name="T35" style:family="text">
      <style:text-properties fo:font-variant="normal" fo:text-transform="none" fo:color="#808080" style:font-name="Consolas" fo:font-size="13.5pt" fo:letter-spacing="normal" fo:font-style="normal" fo:font-weight="normal" fo:background-color="#1e1e1e" style:font-size-asian="12pt" style:font-size-complex="12pt"/>
    </style:style>
    <style:style style:name="T36" style:family="text">
      <style:text-properties fo:font-variant="normal" fo:text-transform="none" style:use-window-font-color="true" style:font-name="Consolas" fo:font-size="13.5pt" fo:letter-spacing="normal" fo:font-style="normal" fo:font-weight="normal" fo:background-color="transparent" style:font-size-asian="12pt" style:font-size-complex="12pt"/>
    </style:style>
    <style:style style:name="T37" style:family="text">
      <style:text-properties fo:color="#569cd6"/>
    </style:style>
    <style:style style:name="T38" style:family="text">
      <style:text-properties fo:color="#569cd6" style:font-name="Consolas" fo:font-size="13.5pt" fo:font-weight="normal"/>
    </style:style>
    <style:style style:name="T39" style:family="text">
      <style:text-properties fo:color="#569cd6" style:font-name="Consolas" fo:font-size="13.5pt" fo:font-weight="normal" fo:background-color="#1e1e1e"/>
    </style:style>
    <style:style style:name="T40" style:family="text">
      <style:text-properties fo:color="#569cd6" style:font-weight-asian="normal" style:font-weight-complex="normal"/>
    </style:style>
    <style:style style:name="T41" style:family="text">
      <style:text-properties fo:color="#d4d4d4" style:font-name="Consolas" fo:font-size="13.5pt" fo:font-weight="normal" fo:background-color="#1e1e1e"/>
    </style:style>
    <style:style style:name="T42" style:family="text">
      <style:text-properties fo:color="#d4d4d4" style:font-name="Consolas" fo:font-size="13.5pt" fo:font-weight="normal" fo:background-color="#1e1e1e" style:font-weight-asian="normal" style:font-weight-complex="normal"/>
    </style:style>
    <style:style style:name="T43" style:family="text">
      <style:text-properties fo:color="#ce9178"/>
    </style:style>
    <style:style style:name="T44" style:family="text">
      <style:text-properties fo:color="#ce9178" style:font-name="Consolas" fo:font-size="13.5pt" fo:font-weight="normal"/>
    </style:style>
    <style:style style:name="T45" style:family="text">
      <style:text-properties fo:color="#ce9178" style:font-name="Consolas" fo:font-size="13.5pt" fo:font-weight="normal" fo:background-color="#1e1e1e"/>
    </style:style>
    <style:style style:name="T46" style:family="text">
      <style:text-properties fo:color="#ce9178" style:font-name="Consolas" fo:font-size="13.5pt" fo:font-weight="normal" fo:background-color="#1e1e1e" style:font-weight-asian="normal" style:font-weight-complex="normal"/>
    </style:style>
    <style:style style:name="T47" style:family="text">
      <style:text-properties fo:color="#ce9178" style:font-weight-asian="normal" style:font-weight-complex="normal"/>
    </style:style>
    <style:style style:name="T48" style:family="text">
      <style:text-properties fo:color="#808080"/>
    </style:style>
    <style:style style:name="T49" style:family="text">
      <style:text-properties fo:color="#808080" style:font-name="Consolas" fo:font-size="13.5pt" fo:font-weight="normal"/>
    </style:style>
    <style:style style:name="T50" style:family="text">
      <style:text-properties fo:color="#9cdcfe"/>
    </style:style>
    <style:style style:name="T51" style:family="text">
      <style:text-properties fo:color="#9cdcfe" style:font-name="Consolas" fo:font-size="13.5pt" fo:font-weight="normal"/>
    </style:style>
    <style:style style:name="T52" style:family="text">
      <style:text-properties style:font-name="Consolas" fo:font-size="13.5pt" fo:font-weight="normal"/>
    </style:style>
    <style:style style:name="T53" style:family="text">
      <style:text-properties style:font-name="Segoe UI"/>
    </style:style>
    <style:style style:name="T54" style:family="text">
      <style:text-properties fo:color="#202124" style:font-name="arial" fo:font-size="12pt" style:font-size-asian="12pt" style:font-size-complex="12pt"/>
    </style:style>
    <style:style style:name="T55" style:family="text">
      <style:text-properties fo:color="#0073dc" style:text-line-through-style="none" style:font-name="Helvetica Neue" fo:font-size="10.5pt" fo:letter-spacing="0.0102in" style:text-underline-style="none" style:text-blinking="false"/>
    </style:style>
    <style:style style:name="T56" style:family="text">
      <style:text-properties style:font-weight-asian="normal" style:font-weight-complex="normal"/>
    </style:style>
    <style:style style:name="T57" style:family="text">
      <style:text-properties fo:color="#d7ba7d"/>
    </style:style>
    <style:style style:name="T58" style:family="text">
      <style:text-properties fo:color="#d7ba7d" style:font-name="Consolas" fo:font-size="13.5pt" fo:font-weight="normal"/>
    </style:style>
    <style:style style:name="T59" style:family="text">
      <style:text-properties fo:color="#b5cea8"/>
    </style:style>
    <style:style style:name="T60" style:family="text">
      <style:text-properties fo:color="#b5cea8" style:font-name="Consolas" fo:font-size="13.5pt" fo:font-weight="normal"/>
    </style:style>
    <style:style style:name="T61" style:family="text">
      <style:text-properties fo:color="#6a9955"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yncfusion React (Essential JS 2) library is a modern UI components library that has been built from the ground up to be lightweight, responsive, modular and touch friendly.</text:p>
      <text:h text:style-name="P6" text:outline-level="2"><text:bookmark text:name="components-list"/>Components list</text:h>
      <text:p text:style-name="P5">The Syncfusion React UI components are listed below.</text:p>
      <text:p text:style-name="P10"><text:bookmark text:name="tab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GRIDS</text:p>
            <text:p text:style-name="P3"><text:a xlink:type="simple" xlink:href="https://ej2.syncfusion.com/react/documentation/grid/getting-started/" office:target-frame-name="_self" xlink:show="replace" text:style-name="Internet_20_link" text:visited-style-name="Visited_20_Internet_20_Link"><text:span text:style-name="T55">DataGrid</text:span></text:a></text:p>
            <text:p text:style-name="P3"><text:a xlink:type="simple" xlink:href="https://ej2.syncfusion.com/react/documentation/pivotview/getting-started/" office:target-frame-name="_self" xlink:show="replace" text:style-name="Internet_20_link" text:visited-style-name="Visited_20_Internet_20_Link"><text:span text:style-name="T55">Pivot Table</text:span></text:a></text:p>
            <text:p text:style-name="P3"><text:a xlink:type="simple" xlink:href="https://ej2.syncfusion.com/react/documentation/treegrid/getting-started/" office:target-frame-name="_self" xlink:show="replace" text:style-name="Internet_20_link" text:visited-style-name="Visited_20_Internet_20_Link"><text:span text:style-name="T55">TreeGrid</text:span></text:a></text:p>
            <text:p text:style-name="P3"><text:a xlink:type="simple" xlink:href="https://ej2.syncfusion.com/react/documentation/spreadsheet/getting-started/" office:target-frame-name="_self" xlink:show="replace" text:style-name="Internet_20_link" text:visited-style-name="Visited_20_Internet_20_Link"><text:span text:style-name="T55">Spreadsheet</text:span></text:a></text:p>
            <text:p text:style-name="P4">FILE VIEWERS &amp; EDITORS</text:p>
            <text:p text:style-name="P3"><text:a xlink:type="simple" xlink:href="https://ej2.syncfusion.com/react/documentation/inplace-editor/getting-started/" office:target-frame-name="_self" xlink:show="replace" text:style-name="Internet_20_link" text:visited-style-name="Visited_20_Internet_20_Link"><text:span text:style-name="T55">In-place Editor</text:span></text:a></text:p>
            <text:p text:style-name="P3"><text:a xlink:type="simple" xlink:href="https://ej2.syncfusion.com/react/documentation/rich-text-editor/getting-started/" office:target-frame-name="_self" xlink:show="replace" text:style-name="Internet_20_link" text:visited-style-name="Visited_20_Internet_20_Link"><text:span text:style-name="T55">RichTextEditor</text:span></text:a></text:p>
            <text:p text:style-name="P3"><text:a xlink:type="simple" xlink:href="https://ej2.syncfusion.com/react/documentation/pdfviewer/getting-started/" office:target-frame-name="_self" xlink:show="replace" text:style-name="Internet_20_link" text:visited-style-name="Visited_20_Internet_20_Link"><text:span text:style-name="T55">PDF Viewer</text:span></text:a></text:p>
            <text:p text:style-name="P3"><text:a xlink:type="simple" xlink:href="https://ej2.syncfusion.com/react/documentation/document-editor/getting-started/" office:target-frame-name="_self" xlink:show="replace" text:style-name="Internet_20_link" text:visited-style-name="Visited_20_Internet_20_Link"><text:span text:style-name="T55">Word Processor</text:span></text:a></text:p>
            <text:p text:style-name="P4">LAYOUT</text:p>
            <text:p text:style-name="P3"><text:a xlink:type="simple" xlink:href="https://ej2.syncfusion.com/react/documentation/dialog/getting-started/" office:target-frame-name="_self" xlink:show="replace" text:style-name="Internet_20_link" text:visited-style-name="Visited_20_Internet_20_Link"><text:span text:style-name="T55">Dialog</text:span></text:a></text:p>
            <text:p text:style-name="P3"><text:a xlink:type="simple" xlink:href="https://ej2.syncfusion.com/react/documentation/listview/getting-started/" office:target-frame-name="_self" xlink:show="replace" text:style-name="Internet_20_link" text:visited-style-name="Visited_20_Internet_20_Link"><text:span text:style-name="T55">ListView</text:span></text:a></text:p>
            <text:p text:style-name="P3"><text:a xlink:type="simple" xlink:href="https://ej2.syncfusion.com/react/documentation/tooltip/getting-started/" office:target-frame-name="_self" xlink:show="replace" text:style-name="Internet_20_link" text:visited-style-name="Visited_20_Internet_20_Link"><text:span text:style-name="T55">Tooltip</text:span></text:a></text:p>
            <text:p text:style-name="P3"><text:a xlink:type="simple" xlink:href="https://ej2.syncfusion.com/react/documentation/splitter/getting-started/" office:target-frame-name="_self" xlink:show="replace" text:style-name="Internet_20_link" text:visited-style-name="Visited_20_Internet_20_Link"><text:span text:style-name="T55">Splitter</text:span></text:a></text:p>
            <text:p text:style-name="P3"><text:a xlink:type="simple" xlink:href="https://ej2.syncfusion.com/react/documentation/dashboard-layout/getting-started/" office:target-frame-name="_self" xlink:show="replace" text:style-name="Internet_20_link" text:visited-style-name="Visited_20_Internet_20_Link"><text:span text:style-name="T55">Dashboard</text:span></text:a></text:p>
            <text:p text:style-name="P3"><text:a xlink:type="simple" xlink:href="https://ej2.syncfusion.com/react/documentation/card/getting-started/" office:target-frame-name="_self" xlink:show="replace" text:style-name="Internet_20_link" text:visited-style-name="Visited_20_Internet_20_Link"><text:span text:style-name="T55">Card</text:span></text:a></text:p>
            <text:p text:style-name="P3"><text:a xlink:type="simple" xlink:href="https://ej2.syncfusion.com/react/documentation/avatar/getting-started/" office:target-frame-name="_self" xlink:show="replace" text:style-name="Internet_20_link" text:visited-style-name="Visited_20_Internet_20_Link"><text:span text:style-name="T55">Avatar</text:span></text:a></text:p>
          </table:table-cell>
          <table:table-cell table:style-name="Table1.A1" office:value-type="string">
            <text:p text:style-name="P4">DATA VISUALIZATION</text:p>
            <text:p text:style-name="P3"><text:a xlink:type="simple" xlink:href="https://ej2.syncfusion.com/react/documentation/chart/getting-started/" office:target-frame-name="_self" xlink:show="replace" text:style-name="Internet_20_link" text:visited-style-name="Visited_20_Internet_20_Link"><text:span text:style-name="T55">Charts</text:span></text:a></text:p>
            <text:p text:style-name="P3"><text:a xlink:type="simple" xlink:href="https://ej2.syncfusion.com/react/documentation/stock-chart/getting-started/" office:target-frame-name="_self" xlink:show="replace" text:style-name="Internet_20_link" text:visited-style-name="Visited_20_Internet_20_Link"><text:span text:style-name="T55">Stock Chart</text:span></text:a></text:p>
            <text:p text:style-name="P3"><text:a xlink:type="simple" xlink:href="https://ej2.syncfusion.com/react/documentation/circular-gauge/getting-started/" office:target-frame-name="_self" xlink:show="replace" text:style-name="Internet_20_link" text:visited-style-name="Visited_20_Internet_20_Link"><text:span text:style-name="T55">Circular Gauge</text:span></text:a></text:p>
            <text:p text:style-name="P3"><text:a xlink:type="simple" xlink:href="https://ej2.syncfusion.com/react/documentation/linear-gauge/getting-started/" office:target-frame-name="_self" xlink:show="replace" text:style-name="Internet_20_link" text:visited-style-name="Visited_20_Internet_20_Link"><text:span text:style-name="T55">Linear Gauge</text:span></text:a></text:p>
            <text:p text:style-name="P3"><text:a xlink:type="simple" xlink:href="https://ej2.syncfusion.com/react/documentation/diagram/getting-started/" office:target-frame-name="_self" xlink:show="replace" text:style-name="Internet_20_link" text:visited-style-name="Visited_20_Internet_20_Link"><text:span text:style-name="T55">Diagram</text:span></text:a></text:p>
            <text:p text:style-name="P3"><text:a xlink:type="simple" xlink:href="https://ej2.syncfusion.com/react/documentation/heatmap-chart/getting-started/" office:target-frame-name="_self" xlink:show="replace" text:style-name="Internet_20_link" text:visited-style-name="Visited_20_Internet_20_Link"><text:span text:style-name="T55">HeatMap Chart</text:span></text:a></text:p>
            <text:p text:style-name="P3"><text:a xlink:type="simple" xlink:href="https://ej2.syncfusion.com/react/documentation/maps/getting-started/" office:target-frame-name="_self" xlink:show="replace" text:style-name="Internet_20_link" text:visited-style-name="Visited_20_Internet_20_Link"><text:span text:style-name="T55">Map</text:span></text:a></text:p>
            <text:p text:style-name="P3"><text:a xlink:type="simple" xlink:href="https://ej2.syncfusion.com/react/documentation/range-navigator/getting-started/" office:target-frame-name="_self" xlink:show="replace" text:style-name="Internet_20_link" text:visited-style-name="Visited_20_Internet_20_Link"><text:span text:style-name="T55">Range Selector</text:span></text:a></text:p>
            <text:p text:style-name="P3"><text:a xlink:type="simple" xlink:href="https://ej2.syncfusion.com/react/documentation/smithchart/getting-started/" office:target-frame-name="_self" xlink:show="replace" text:style-name="Internet_20_link" text:visited-style-name="Visited_20_Internet_20_Link"><text:span text:style-name="T55">Smith Chart</text:span></text:a></text:p>
            <text:p text:style-name="P3"><text:a xlink:type="simple" xlink:href="https://ej2.syncfusion.com/react/documentation/sparkline/getting-started/" office:target-frame-name="_self" xlink:show="replace" text:style-name="Internet_20_link" text:visited-style-name="Visited_20_Internet_20_Link"><text:span text:style-name="T55">Sparkline Charts</text:span></text:a></text:p>
            <text:p text:style-name="P3"><text:a xlink:type="simple" xlink:href="https://ej2.syncfusion.com/react/documentation/barcode/getting-started/" office:target-frame-name="_self" xlink:show="replace" text:style-name="Internet_20_link" text:visited-style-name="Visited_20_Internet_20_Link"><text:span text:style-name="T55">Barcode</text:span></text:a></text:p>
            <text:p text:style-name="P3"><text:a xlink:type="simple" xlink:href="https://ej2.syncfusion.com/react/documentation/treemap/getting-started/" office:target-frame-name="_self" xlink:show="replace" text:style-name="Internet_20_link" text:visited-style-name="Visited_20_Internet_20_Link"><text:span text:style-name="T55">TreeMap</text:span></text:a></text:p>
            <text:p text:style-name="P3"><text:a xlink:type="simple" xlink:href="https://ej2.syncfusion.com/react/documentation/bullet-chart/getting-started/" office:target-frame-name="_self" xlink:show="replace" text:style-name="Internet_20_link" text:visited-style-name="Visited_20_Internet_20_Link"><text:span text:style-name="T55">Bullet Chart</text:span></text:a></text:p>
            <text:p text:style-name="P3"><text:a xlink:type="simple" xlink:href="https://ej2.syncfusion.com/react/documentation/kanban/getting-started/" office:target-frame-name="_self" xlink:show="replace" text:style-name="Internet_20_link" text:visited-style-name="Visited_20_Internet_20_Link"><text:span text:style-name="T55">Kanban</text:span></text:a></text:p>
            <text:p text:style-name="P4">BUTTONS</text:p>
            <text:p text:style-name="P3"><text:a xlink:type="simple" xlink:href="https://ej2.syncfusion.com/react/documentation/button/getting-started/" office:target-frame-name="_self" xlink:show="replace" text:style-name="Internet_20_link" text:visited-style-name="Visited_20_Internet_20_Link"><text:span text:style-name="T55">Button</text:span></text:a></text:p>
            <text:p text:style-name="P3"><text:a xlink:type="simple" xlink:href="https://ej2.syncfusion.com/react/documentation/button-group/getting-started/" office:target-frame-name="_self" xlink:show="replace" text:style-name="Internet_20_link" text:visited-style-name="Visited_20_Internet_20_Link"><text:span text:style-name="T55">ButtonGroup</text:span></text:a></text:p>
            <text:p text:style-name="P3"><text:a xlink:type="simple" xlink:href="https://ej2.syncfusion.com/react/documentation/drop-down-button/getting-started/" office:target-frame-name="_self" xlink:show="replace" text:style-name="Internet_20_link" text:visited-style-name="Visited_20_Internet_20_Link"><text:span text:style-name="T55">Dropdown Menu</text:span></text:a></text:p>
            <text:p text:style-name="P3"><text:a xlink:type="simple" xlink:href="https://ej2.syncfusion.com/react/documentation/progress-button/getting-started/" office:target-frame-name="_self" xlink:show="replace" text:style-name="Internet_20_link" text:visited-style-name="Visited_20_Internet_20_Link"><text:span text:style-name="T55">Progress Button</text:span></text:a></text:p>
            <text:p text:style-name="P3"><text:a xlink:type="simple" xlink:href="https://ej2.syncfusion.com/react/documentation/split-button/getting-started/" office:target-frame-name="_self" xlink:show="replace" text:style-name="Internet_20_link" text:visited-style-name="Visited_20_Internet_20_Link"><text:span text:style-name="T55">SplitButton</text:span></text:a></text:p>
            <text:p text:style-name="P3"><text:a xlink:type="simple" xlink:href="https://ej2.syncfusion.com/react/documentation/chips/getting-started/" office:target-frame-name="_self" xlink:show="replace" text:style-name="Internet_20_link" text:visited-style-name="Visited_20_Internet_20_Link"><text:span text:style-name="T55">Chips</text:span></text:a></text:p>
            <text:p text:style-name="P3"><text:a xlink:type="simple" xlink:href="https://ej2.syncfusion.com/react/documentation/floating-action-button/getting-started/" office:target-frame-name="_self" xlink:show="replace" text:style-name="Internet_20_link" text:visited-style-name="Visited_20_Internet_20_Link"><text:span text:style-name="T55">Floating Action Button</text:span></text:a></text:p>
            <text:p text:style-name="P3"><text:a xlink:type="simple" xlink:href="https://ej2.syncfusion.com/react/documentation/speed-dial/getting-started/" office:target-frame-name="_self" xlink:show="replace" text:style-name="Internet_20_link" text:visited-style-name="Visited_20_Internet_20_Link"><text:span text:style-name="T55">Speed Dial</text:span></text:a></text:p>
          </table:table-cell>
          <table:table-cell table:style-name="Table1.A1" office:value-type="string">
            <text:p text:style-name="P4">CALENDARS</text:p>
            <text:p text:style-name="P3"><text:a xlink:type="simple" xlink:href="https://ej2.syncfusion.com/react/documentation/schedule/getting-started/" office:target-frame-name="_self" xlink:show="replace" text:style-name="Internet_20_link" text:visited-style-name="Visited_20_Internet_20_Link"><text:span text:style-name="T55">Scheduler</text:span></text:a></text:p>
            <text:p text:style-name="P3"><text:a xlink:type="simple" xlink:href="https://ej2.syncfusion.com/react/documentation/gantt/getting-started/" office:target-frame-name="_self" xlink:show="replace" text:style-name="Internet_20_link" text:visited-style-name="Visited_20_Internet_20_Link"><text:span text:style-name="T55">Gantt Chart</text:span></text:a></text:p>
            <text:p text:style-name="P3"><text:a xlink:type="simple" xlink:href="https://ej2.syncfusion.com/react/documentation/calendar/getting-started/" office:target-frame-name="_self" xlink:show="replace" text:style-name="Internet_20_link" text:visited-style-name="Visited_20_Internet_20_Link"><text:span text:style-name="T55">Calendar</text:span></text:a></text:p>
            <text:p text:style-name="P3"><text:a xlink:type="simple" xlink:href="https://ej2.syncfusion.com/react/documentation/datepicker/getting-started/" office:target-frame-name="_self" xlink:show="replace" text:style-name="Internet_20_link" text:visited-style-name="Visited_20_Internet_20_Link"><text:span text:style-name="T55">DatePicker</text:span></text:a></text:p>
            <text:p text:style-name="P3"><text:a xlink:type="simple" xlink:href="https://ej2.syncfusion.com/react/documentation/daterangepicker/getting-started/" office:target-frame-name="_self" xlink:show="replace" text:style-name="Internet_20_link" text:visited-style-name="Visited_20_Internet_20_Link"><text:span text:style-name="T55">DateRangePicker</text:span></text:a></text:p>
            <text:p text:style-name="P3"><text:a xlink:type="simple" xlink:href="https://ej2.syncfusion.com/react/documentation/datetimepicker/getting-started/" office:target-frame-name="_self" xlink:show="replace" text:style-name="Internet_20_link" text:visited-style-name="Visited_20_Internet_20_Link"><text:span text:style-name="T55">DateTime Picker</text:span></text:a></text:p>
            <text:p text:style-name="P3"><text:a xlink:type="simple" xlink:href="https://ej2.syncfusion.com/react/documentation/timepicker/getting-started/" office:target-frame-name="_self" xlink:show="replace" text:style-name="Internet_20_link" text:visited-style-name="Visited_20_Internet_20_Link"><text:span text:style-name="T55">TimePicker</text:span></text:a></text:p>
            <text:p text:style-name="P4">INPUTS</text:p>
            <text:p text:style-name="P3"><text:a xlink:type="simple" xlink:href="https://ej2.syncfusion.com/react/documentation/textbox/getting-started/" office:target-frame-name="_self" xlink:show="replace" text:style-name="Internet_20_link" text:visited-style-name="Visited_20_Internet_20_Link"><text:span text:style-name="T55">TextBox</text:span></text:a></text:p>
            <text:p text:style-name="P3"><text:a xlink:type="simple" xlink:href="https://ej2.syncfusion.com/react/documentation/maskedtextbox/getting-started/" office:target-frame-name="_self" xlink:show="replace" text:style-name="Internet_20_link" text:visited-style-name="Visited_20_Internet_20_Link"><text:span text:style-name="T55">Input Mask</text:span></text:a></text:p>
            <text:p text:style-name="P3"><text:a xlink:type="simple" xlink:href="https://ej2.syncfusion.com/react/documentation/numerictextbox/getting-started/" office:target-frame-name="_self" xlink:show="replace" text:style-name="Internet_20_link" text:visited-style-name="Visited_20_Internet_20_Link"><text:span text:style-name="T55">Numeric TextBox</text:span></text:a></text:p>
            <text:p text:style-name="P3"><text:a xlink:type="simple" xlink:href="https://ej2.syncfusion.com/react/documentation/radio-button/getting-started/" office:target-frame-name="_self" xlink:show="replace" text:style-name="Internet_20_link" text:visited-style-name="Visited_20_Internet_20_Link"><text:span text:style-name="T55">RadioButton</text:span></text:a></text:p>
            <text:p text:style-name="P3"><text:a xlink:type="simple" xlink:href="https://ej2.syncfusion.com/react/documentation/check-box/getting-started/" office:target-frame-name="_self" xlink:show="replace" text:style-name="Internet_20_link" text:visited-style-name="Visited_20_Internet_20_Link"><text:span text:style-name="T55">CheckBox</text:span></text:a></text:p>
            <text:p text:style-name="P3"><text:a xlink:type="simple" xlink:href="https://ej2.syncfusion.com/react/documentation/color-picker/getting-started/" office:target-frame-name="_self" xlink:show="replace" text:style-name="Internet_20_link" text:visited-style-name="Visited_20_Internet_20_Link"><text:span text:style-name="T55">Color Picker</text:span></text:a></text:p>
            <text:p text:style-name="P3"><text:a xlink:type="simple" xlink:href="https://ej2.syncfusion.com/react/documentation/uploader/getting-started/" office:target-frame-name="_self" xlink:show="replace" text:style-name="Internet_20_link" text:visited-style-name="Visited_20_Internet_20_Link"><text:span text:style-name="T55">File Upload</text:span></text:a></text:p>
            <text:p text:style-name="P3"><text:a xlink:type="simple" xlink:href="https://ej2.syncfusion.com/react/documentation/range-slider/getting-started/" office:target-frame-name="_self" xlink:show="replace" text:style-name="Internet_20_link" text:visited-style-name="Visited_20_Internet_20_Link"><text:span text:style-name="T55">Range Slider</text:span></text:a></text:p>
            <text:p text:style-name="P3"><text:a xlink:type="simple" xlink:href="https://ej2.syncfusion.com/react/documentation/switch/getting-started/" office:target-frame-name="_self" xlink:show="replace" text:style-name="Internet_20_link" text:visited-style-name="Visited_20_Internet_20_Link"><text:span text:style-name="T55">Toggle Switch Button</text:span></text:a></text:p>
            <text:p text:style-name="P3"><text:a xlink:type="simple" xlink:href="https://ej2.syncfusion.com/react/documentation/signature/getting-started/" office:target-frame-name="_self" xlink:show="replace" text:style-name="Internet_20_link" text:visited-style-name="Visited_20_Internet_20_Link"><text:span text:style-name="T55">Signature</text:span></text:a></text:p>
            <text:p text:style-name="P3"><text:a xlink:type="simple" xlink:href="https://ej2.syncfusion.com/react/documentation/rating/getting-started/" office:target-frame-name="_self" xlink:show="replace" text:style-name="Internet_20_link" text:visited-style-name="Visited_20_Internet_20_Link"><text:span text:style-name="T55">Rating</text:span></text:a></text:p>
            <text:p text:style-name="P4">FORMS</text:p>
            <text:p text:style-name="P3"><text:a xlink:type="simple" xlink:href="https://ej2.syncfusion.com/react/documentation/form-validator/validation-rules/" office:target-frame-name="_self" xlink:show="replace" text:style-name="Internet_20_link" text:visited-style-name="Visited_20_Internet_20_Link"><text:span text:style-name="T55">Form Validator</text:span></text:a></text:p>
            <text:p text:style-name="P3"><text:a xlink:type="simple" xlink:href="https://ej2.syncfusion.com/react/documentation/query-builder/getting-started/" office:target-frame-name="_self" xlink:show="replace" text:style-name="Internet_20_link" text:visited-style-name="Visited_20_Internet_20_Link"><text:span text:style-name="T55">Query Builder</text:span></text:a></text:p>
          </table:table-cell>
          <table:table-cell table:style-name="Table1.A1" office:value-type="string">
            <text:p text:style-name="P4">DROPDOWNS</text:p>
            <text:p text:style-name="P3"><text:a xlink:type="simple" xlink:href="https://ej2.syncfusion.com/react/documentation/auto-complete/getting-started/" office:target-frame-name="_self" xlink:show="replace" text:style-name="Internet_20_link" text:visited-style-name="Visited_20_Internet_20_Link"><text:span text:style-name="T55">AutoComplete</text:span></text:a></text:p>
            <text:p text:style-name="P3"><text:a xlink:type="simple" xlink:href="https://ej2.syncfusion.com/react/documentation/list-box/getting-started/" office:target-frame-name="_self" xlink:show="replace" text:style-name="Internet_20_link" text:visited-style-name="Visited_20_Internet_20_Link"><text:span text:style-name="T55">ListBox</text:span></text:a></text:p>
            <text:p text:style-name="P3"><text:a xlink:type="simple" xlink:href="https://ej2.syncfusion.com/react/documentation/combo-box/getting-started/" office:target-frame-name="_self" xlink:show="replace" text:style-name="Internet_20_link" text:visited-style-name="Visited_20_Internet_20_Link"><text:span text:style-name="T55">ComboBox</text:span></text:a></text:p>
            <text:p text:style-name="P3"><text:a xlink:type="simple" xlink:href="https://ej2.syncfusion.com/react/documentation/drop-down-list/getting-started/" office:target-frame-name="_self" xlink:show="replace" text:style-name="Internet_20_link" text:visited-style-name="Visited_20_Internet_20_Link"><text:span text:style-name="T55">Dropdown List</text:span></text:a></text:p>
            <text:p text:style-name="P3"><text:a xlink:type="simple" xlink:href="https://ej2.syncfusion.com/react/documentation/multi-select/getting-started/" office:target-frame-name="_self" xlink:show="replace" text:style-name="Internet_20_link" text:visited-style-name="Visited_20_Internet_20_Link"><text:span text:style-name="T55">Multiselect DropDown</text:span></text:a></text:p>
            <text:p text:style-name="P3"><text:a xlink:type="simple" xlink:href="https://ej2.syncfusion.com/react/documentation/drop-down-tree/getting-started/" office:target-frame-name="_self" xlink:show="replace" text:style-name="Internet_20_link" text:visited-style-name="Visited_20_Internet_20_Link"><text:span text:style-name="T55">DropDown Tree</text:span></text:a></text:p>
            <text:p text:style-name="P3"><text:a xlink:type="simple" xlink:href="https://ej2.syncfusion.com/react/documentation/mention/getting-started/" office:target-frame-name="_self" xlink:show="replace" text:style-name="Internet_20_link" text:visited-style-name="Visited_20_Internet_20_Link"><text:span text:style-name="T55">Mention</text:span></text:a></text:p>
            <text:p text:style-name="P4">NAVIGATION</text:p>
            <text:p text:style-name="P3"><text:a xlink:type="simple" xlink:href="https://ej2.syncfusion.com/react/documentation/accordion/getting-started/" office:target-frame-name="_self" xlink:show="replace" text:style-name="Internet_20_link" text:visited-style-name="Visited_20_Internet_20_Link"><text:span text:style-name="T55">Accordion</text:span></text:a></text:p>
            <text:p text:style-name="P3"><text:a xlink:type="simple" xlink:href="https://ej2.syncfusion.com/react/documentation/carousel/getting-started/" office:target-frame-name="_self" xlink:show="replace" text:style-name="Internet_20_link" text:visited-style-name="Visited_20_Internet_20_Link"><text:span text:style-name="T55">Carousel</text:span></text:a></text:p>
            <text:p text:style-name="P3"><text:a xlink:type="simple" xlink:href="https://ej2.syncfusion.com/react/documentation/carousel/getting-started/" office:target-frame-name="_self" xlink:show="replace" text:style-name="Internet_20_link" text:visited-style-name="Visited_20_Internet_20_Link"><text:span text:style-name="T55">Carousel</text:span></text:a></text:p>
            <text:p text:style-name="P3"><text:a xlink:type="simple" xlink:href="https://ej2.syncfusion.com/react/documentation/context-menu/getting-started/" office:target-frame-name="_self" xlink:show="replace" text:style-name="Internet_20_link" text:visited-style-name="Visited_20_Internet_20_Link"><text:span text:style-name="T55">Context Menu</text:span></text:a></text:p>
            <text:p text:style-name="P3"><text:a xlink:type="simple" xlink:href="https://ej2.syncfusion.com/react/documentation/menu/getting-started/" office:target-frame-name="_self" xlink:show="replace" text:style-name="Internet_20_link" text:visited-style-name="Visited_20_Internet_20_Link"><text:span text:style-name="T55">Menu Bar</text:span></text:a></text:p>
            <text:p text:style-name="P3"><text:a xlink:type="simple" xlink:href="https://ej2.syncfusion.com/react/documentation/sidebar/getting-started/" office:target-frame-name="_self" xlink:show="replace" text:style-name="Internet_20_link" text:visited-style-name="Visited_20_Internet_20_Link"><text:span text:style-name="T55">Sidebar</text:span></text:a></text:p>
            <text:p text:style-name="P3"><text:a xlink:type="simple" xlink:href="https://ej2.syncfusion.com/react/documentation/tab/getting-started/" office:target-frame-name="_self" xlink:show="replace" text:style-name="Internet_20_link" text:visited-style-name="Visited_20_Internet_20_Link"><text:span text:style-name="T55">Tabs</text:span></text:a></text:p>
            <text:p text:style-name="P3"><text:a xlink:type="simple" xlink:href="https://ej2.syncfusion.com/react/documentation/toolbar/getting-started/" office:target-frame-name="_self" xlink:show="replace" text:style-name="Internet_20_link" text:visited-style-name="Visited_20_Internet_20_Link"><text:span text:style-name="T55">Toolbar</text:span></text:a></text:p>
            <text:p text:style-name="P3"><text:a xlink:type="simple" xlink:href="https://ej2.syncfusion.com/react/documentation/treeview/getting-started/" office:target-frame-name="_self" xlink:show="replace" text:style-name="Internet_20_link" text:visited-style-name="Visited_20_Internet_20_Link"><text:span text:style-name="T55">TreeView</text:span></text:a></text:p>
            <text:p text:style-name="P3"><text:a xlink:type="simple" xlink:href="https://ej2.syncfusion.com/react/documentation/file-manager/getting-started/" office:target-frame-name="_self" xlink:show="replace" text:style-name="Internet_20_link" text:visited-style-name="Visited_20_Internet_20_Link"><text:span text:style-name="T55">File Manager</text:span></text:a></text:p>
            <text:p text:style-name="P3"><text:a xlink:type="simple" xlink:href="https://ej2.syncfusion.com/react/documentation/breadcrumb/getting-started/" office:target-frame-name="_self" xlink:show="replace" text:style-name="Internet_20_link" text:visited-style-name="Visited_20_Internet_20_Link"><text:span text:style-name="T55">Breadcrumb</text:span></text:a></text:p>
            <text:p text:style-name="P3"><text:a xlink:type="simple" xlink:href="https://ej2.syncfusion.com/react/documentation/pager/getting-started/" office:target-frame-name="_self" xlink:show="replace" text:style-name="Internet_20_link" text:visited-style-name="Visited_20_Internet_20_Link"><text:span text:style-name="T55">Pager</text:span></text:a></text:p>
            <text:p text:style-name="P3"><text:a xlink:type="simple" xlink:href="https://ej2.syncfusion.com/react/documentation/appbar/getting-started/" office:target-frame-name="_self" xlink:show="replace" text:style-name="Internet_20_link" text:visited-style-name="Visited_20_Internet_20_Link"><text:span text:style-name="T55">AppBar</text:span></text:a></text:p>
            <text:p text:style-name="P4">NOTIFICATION</text:p>
            <text:p text:style-name="P3"><text:a xlink:type="simple" xlink:href="https://ej2.syncfusion.com/react/documentation/toast/getting-started/" office:target-frame-name="_self" xlink:show="replace" text:style-name="Internet_20_link" text:visited-style-name="Visited_20_Internet_20_Link"><text:span text:style-name="T55">Toast</text:span></text:a></text:p>
            <text:p text:style-name="P3"><text:a xlink:type="simple" xlink:href="https://ej2.syncfusion.com/react/documentation/progress-bar/getting-started/" office:target-frame-name="_self" xlink:show="replace" text:style-name="Internet_20_link" text:visited-style-name="Visited_20_Internet_20_Link"><text:span text:style-name="T55">Progress Bar</text:span></text:a></text:p>
            <text:p text:style-name="P3"><text:a xlink:type="simple" xlink:href="https://ej2.syncfusion.com/react/documentation/spinner/getting-started/" office:target-frame-name="_self" xlink:show="replace" text:style-name="Internet_20_link" text:visited-style-name="Visited_20_Internet_20_Link"><text:span text:style-name="T55">Spinner</text:span></text:a></text:p>
            <text:p text:style-name="P3"><text:a xlink:type="simple" xlink:href="https://ej2.syncfusion.com/react/documentation/badge/getting-started/" office:target-frame-name="_self" xlink:show="replace" text:style-name="Internet_20_link" text:visited-style-name="Visited_20_Internet_20_Link"><text:span text:style-name="T55">Badge</text:span></text:a></text:p>
            <text:p text:style-name="P3"><text:a xlink:type="simple" xlink:href="https://ej2.syncfusion.com/react/documentation/skeleton/getting-started/" office:target-frame-name="_self" xlink:show="replace" text:style-name="Internet_20_link" text:visited-style-name="Visited_20_Internet_20_Link"><text:span text:style-name="T55">Skeleton</text:span></text:a></text:p>
            <text:p text:style-name="P3"><text:a xlink:type="simple" xlink:href="https://ej2.syncfusion.com/react/documentation/message/getting-started/" office:target-frame-name="_self" xlink:show="replace" text:style-name="Internet_20_link" text:visited-style-name="Visited_20_Internet_20_Link"><text:span text:style-name="T55">Message</text:span></text:a></text:p>
          </table:table-cell>
        </table:table-row>
      </table:table>
      <text:h text:style-name="P6" text:outline-level="2"><text:bookmark text:name="how-to-best-read-this-user-guide"/>How to best read this user guide</text:h>
      <text:list xml:id="list4203030584550529782" text:style-name="L1">
        <text:list-item>
          <text:p text:style-name="P21">The best way to get started would be to read the “Getting Started” section of the documentation for the component that you would like to start using first. The “Getting Started” guide gives just enough information that you need to know before starting to write code. This is the only section that we recommend reading end-to-end before starting to write code, all other information can be referred as needed.</text:p>
        </text:list-item>
        <text:list-item>
          <text:p text:style-name="P22"><text:soft-page-break/><text:span text:style-name="T7">Now that you are familiar with the basics of using the component, the next step would be to start integrating the component into your application. A good starting point would be to refer to the code snippets in the </text:span><text:a xlink:type="simple" xlink:href="http://ej2.syncfusion.com/react/demos/" text:style-name="Internet_20_link" text:visited-style-name="Visited_20_Internet_20_Link"><text:span text:style-name="T33">online sample browser</text:span></text:a><text:span text:style-name="T7"> which contains hundreds of code samples, it is very likely that you will find a code sample that resembles your intended usage scenario.</text:span></text:p>
        </text:list-item>
        <text:list-item>
          <text:p text:style-name="P21">Another valuable resource is the API reference which provides detailed information on the object hierarchy as well as the settings available on every object.</text:p>
        </text:list-item>
      </text:list>
      <text:p text:style-name="P20"><text:s/></text:p>
      <text:list xml:id="list2640236515913316762" text:style-name="L2">
        <text:list-item>
          <text:p text:style-name="P23"><text:s/>Create folder on the desktop named: s<text:span text:style-name="T54">yncfusion_d</text:span>ashboard and open the folder in Visual Studio Code</text:p>
        </text:list-item>
        <text:list-item>
          <text:p text:style-name="P24"><text:span text:style-name="T2"><text:s/>At the command Terminal, enter (or copy and paste) the following codes: </text:span><text:bookmark text:name="pcode_frontend_2"/><text:span text:style-name="Source_20_Text"><text:span text:style-name="T3">npx create-react-app ./</text:span></text:span></text:p>
        </text:list-item>
        <text:list-item>
          <text:p text:style-name="P24"><text:span text:style-name="Source_20_Text"><text:span text:style-name="T3"><text:s/>Delete the entire src folder as it contains some files we dont need aan create a new empty src folder</text:span></text:span></text:p>
        </text:list-item>
        <text:list-item>
          <text:p text:style-name="P24"><text:span text:style-name="Source_20_Text"><text:span text:style-name="T3"><text:s/>Add file index.js to the new src folder and insert the code:</text:span></text:span></text:p>
          <text:p text:style-name="P11"><text:span text:style-name="Source_20_Text"><text:span text:style-name="T30">import</text:span></text:span><text:span text:style-name="Source_20_Text"><text:span text:style-name="T26"> React </text:span></text:span><text:span text:style-name="Source_20_Text"><text:span text:style-name="T30">from</text:span></text:span><text:span text:style-name="Source_20_Text"><text:span text:style-name="T26"> </text:span></text:span><text:span text:style-name="Source_20_Text"><text:span text:style-name="T22">"react"</text:span></text:span><text:span text:style-name="Source_20_Text"><text:span text:style-name="T26">;</text:span></text:span></text:p>
        </text:list-item>
      </text:list>
      <text:p text:style-name="P9"><text:span text:style-name="T39"><text:tab/>import</text:span><text:span text:style-name="T41"> ReactDOM </text:span><text:span text:style-name="T39">from</text:span><text:span text:style-name="T41"> </text:span><text:span text:style-name="T45">"react-dom"</text:span><text:span text:style-name="T41">;</text:span></text:p>
      <text:p text:style-name="P9"><text:span text:style-name="T39"><text:tab/>import</text:span><text:span text:style-name="T41"> App </text:span><text:span text:style-name="T39">from</text:span><text:span text:style-name="T41"> </text:span><text:span text:style-name="T45">"./App"</text:span><text:span text:style-name="T41">;</text:span></text:p>
      <text:p text:style-name="P7"><text:tab/>ReactDOM.render(<text:span text:style-name="T48">&lt;</text:span><text:span text:style-name="T37">App</text:span> <text:span text:style-name="T48">/&gt;</text:span>, document.getElementById(<text:span text:style-name="T43">"root"</text:span>));</text:p>
      <text:p text:style-name="P9"><text:span text:style-name="Source_20_Text"><text:span text:style-name="T3"/></text:span></text:p>
      <text:list xml:id="list24713984" text:continue-numbering="true" text:style-name="L2">
        <text:list-item>
          <text:p text:style-name="P24"><text:span text:style-name="Source_20_Text"><text:span text:style-name="T3"><text:s/>Right-click src folder --&gt; New File --&gt; and add the code (with rfce shortcut):</text:span></text:span></text:p>
          <text:p text:style-name="P11"><text:span text:style-name="Source_20_Text"><text:span text:style-name="T30">import</text:span></text:span><text:span text:style-name="Source_20_Text"><text:span text:style-name="T26"> React </text:span></text:span><text:span text:style-name="Source_20_Text"><text:span text:style-name="T30">from</text:span></text:span><text:span text:style-name="Source_20_Text"><text:span text:style-name="T26"> </text:span></text:span><text:span text:style-name="Source_20_Text"><text:span text:style-name="T22">"react"</text:span></text:span><text:span text:style-name="Source_20_Text"><text:span text:style-name="T26">;</text:span></text:span></text:p>
        </text:list-item>
      </text:list>
      <text:p text:style-name="P7"><text:span text:style-name="T37"><text:tab/>function</text:span> App() {</text:p>
      <text:p text:style-name="P8"><text:tab/>  <text:span text:style-name="T38">return</text:span><text:span text:style-name="T52"> </text:span><text:span text:style-name="T49">&lt;</text:span><text:span text:style-name="T38">div</text:span><text:span text:style-name="T49">&gt;</text:span><text:span text:style-name="T52">App</text:span><text:span text:style-name="T49">&lt;/</text:span><text:span text:style-name="T38">div</text:span><text:span text:style-name="T49">&gt;</text:span><text:span text:style-name="T52">;</text:span></text:p>
      <text:p text:style-name="P7"><text:tab/>}</text:p>
      <text:p text:style-name="P7"><text:span text:style-name="T37"><text:tab/>export</text:span> <text:span text:style-name="T37">default</text:span> App;</text:p>
      <text:p text:style-name="P9"><text:span text:style-name="Source_20_Text"><text:span text:style-name="T3"/></text:span></text:p>
      <text:list xml:id="list24708563" text:continue-numbering="true" text:style-name="L2">
        <text:list-item>
          <text:p text:style-name="P25"><text:s/>Replace the contents of package.json with: </text:p>
          <text:p text:style-name="P17">{</text:p>
        </text:list-item>
      </text:list>
      <text:p text:style-name="P8">  <text:span text:style-name="T51">"name"</text:span><text:span text:style-name="T52">: </text:span><text:span text:style-name="T44">"syncfusion_dashboard"</text:span><text:span text:style-name="T52">,</text:span></text:p>
      <text:p text:style-name="P8">  <text:span text:style-name="T51">"version"</text:span><text:span text:style-name="T52">: </text:span><text:span text:style-name="T44">"0.1.0"</text:span><text:span text:style-name="T52">,</text:span></text:p>
      <text:p text:style-name="P8">  <text:span text:style-name="T51">"private"</text:span><text:span text:style-name="T52">: </text:span><text:span text:style-name="T38">true</text:span><text:span text:style-name="T52">,</text:span></text:p>
      <text:p text:style-name="P8">  <text:span text:style-name="T51">"dependencies"</text:span><text:span text:style-name="T52">: {</text:span></text:p>
      <text:p text:style-name="P8">    <text:span text:style-name="T51">"@syncfusion/ej2"</text:span><text:span text:style-name="T52">: </text:span><text:span text:style-name="T44">"^20.4.48"</text:span><text:span text:style-name="T52">,</text:span></text:p>
      <text:p text:style-name="P8">    <text:span text:style-name="T51">"@syncfusion/ej2-react-calendars"</text:span><text:span text:style-name="T52">: </text:span><text:span text:style-name="T44">"^20.4.48"</text:span><text:span text:style-name="T52">,</text:span></text:p>
      <text:p text:style-name="P8">    <text:span text:style-name="T51">"@syncfusion/ej2-react-charts"</text:span><text:span text:style-name="T52">: </text:span><text:span text:style-name="T44">"^20.4.48"</text:span><text:span text:style-name="T52">,</text:span></text:p>
      <text:p text:style-name="P8">    <text:span text:style-name="T51">"@syncfusion/ej2-react-dropdowns"</text:span><text:span text:style-name="T52">: </text:span><text:span text:style-name="T44">"^20.4.48"</text:span><text:span text:style-name="T52">,</text:span></text:p>
      <text:p text:style-name="P8"><text:soft-page-break/>    <text:span text:style-name="T51">"@syncfusion/ej2-react-grids"</text:span><text:span text:style-name="T52">: </text:span><text:span text:style-name="T44">"^20.4.48"</text:span><text:span text:style-name="T52">,</text:span></text:p>
      <text:p text:style-name="P8">    <text:span text:style-name="T51">"@syncfusion/ej2-react-inputs"</text:span><text:span text:style-name="T52">: </text:span><text:span text:style-name="T44">"^20.4.48"</text:span><text:span text:style-name="T52">,</text:span></text:p>
      <text:p text:style-name="P8">    <text:span text:style-name="T51">"@syncfusion/ej2-react-kanban"</text:span><text:span text:style-name="T52">: </text:span><text:span text:style-name="T44">"^20.4.48"</text:span><text:span text:style-name="T52">,</text:span></text:p>
      <text:p text:style-name="P8">    <text:span text:style-name="T51">"@syncfusion/ej2-react-popups"</text:span><text:span text:style-name="T52">: </text:span><text:span text:style-name="T44">"^20.4.48"</text:span><text:span text:style-name="T52">,</text:span></text:p>
      <text:p text:style-name="P8">    <text:span text:style-name="T51">"@syncfusion/ej2-react-richtexteditor"</text:span><text:span text:style-name="T52">: </text:span><text:span text:style-name="T44">"^20.4.48"</text:span><text:span text:style-name="T52">,</text:span></text:p>
      <text:p text:style-name="P8">    <text:span text:style-name="T51">"@syncfusion/ej2-react-schedule"</text:span><text:span text:style-name="T52">: </text:span><text:span text:style-name="T44">"^20.4.48"</text:span><text:span text:style-name="T52">,</text:span></text:p>
      <text:p text:style-name="P8">    <text:span text:style-name="T51">"@testing-library/jest-dom"</text:span><text:span text:style-name="T52">: </text:span><text:span text:style-name="T44">"^5.16.5"</text:span><text:span text:style-name="T52">,</text:span></text:p>
      <text:p text:style-name="P8">    <text:span text:style-name="T51">"@testing-library/react"</text:span><text:span text:style-name="T52">: </text:span><text:span text:style-name="T44">"^13.4.0"</text:span><text:span text:style-name="T52">,</text:span></text:p>
      <text:p text:style-name="P8">    <text:span text:style-name="T51">"@testing-library/user-event"</text:span><text:span text:style-name="T52">: </text:span><text:span text:style-name="T44">"^13.5.0"</text:span><text:span text:style-name="T52">,</text:span></text:p>
      <text:p text:style-name="P8">    <text:span text:style-name="T51">"react"</text:span><text:span text:style-name="T52">: </text:span><text:span text:style-name="T44">"^18.2.0"</text:span><text:span text:style-name="T52">,</text:span></text:p>
      <text:p text:style-name="P8">    <text:span text:style-name="T51">"react-dom"</text:span><text:span text:style-name="T52">: </text:span><text:span text:style-name="T44">"^18.2.0"</text:span><text:span text:style-name="T52">,</text:span></text:p>
      <text:p text:style-name="P8">    <text:span text:style-name="T51">"react-icons"</text:span><text:span text:style-name="T52">: </text:span><text:span text:style-name="T44">"^4.7.1"</text:span><text:span text:style-name="T52">,</text:span></text:p>
      <text:p text:style-name="P8">    <text:span text:style-name="T51">"react-router-dom"</text:span><text:span text:style-name="T52">: </text:span><text:span text:style-name="T44">"^6.8.0"</text:span><text:span text:style-name="T52">,</text:span></text:p>
      <text:p text:style-name="P8">    <text:span text:style-name="T51">"react-scripts"</text:span><text:span text:style-name="T52">: </text:span><text:span text:style-name="T44">"5.0.1"</text:span><text:span text:style-name="T52">,</text:span></text:p>
      <text:p text:style-name="P8">    <text:span text:style-name="T51">"web-vitals"</text:span><text:span text:style-name="T52">: </text:span><text:span text:style-name="T44">"^2.1.4"</text:span></text:p>
      <text:p text:style-name="P8">  <text:span text:style-name="T52">},</text:span></text:p>
      <text:p text:style-name="P8">  <text:span text:style-name="T51">"scripts"</text:span><text:span text:style-name="T52">: {</text:span></text:p>
      <text:p text:style-name="P8">    <text:span text:style-name="T51">"start"</text:span><text:span text:style-name="T52">: </text:span><text:span text:style-name="T44">"react-scripts start"</text:span><text:span text:style-name="T52">,</text:span></text:p>
      <text:p text:style-name="P8">    <text:span text:style-name="T51">"build"</text:span><text:span text:style-name="T52">: </text:span><text:span text:style-name="T44">"react-scripts build"</text:span><text:span text:style-name="T52">,</text:span></text:p>
      <text:p text:style-name="P8">    <text:span text:style-name="T51">"test"</text:span><text:span text:style-name="T52">: </text:span><text:span text:style-name="T44">"react-scripts test"</text:span><text:span text:style-name="T52">,</text:span></text:p>
      <text:p text:style-name="P8">    <text:span text:style-name="T51">"eject"</text:span><text:span text:style-name="T52">: </text:span><text:span text:style-name="T44">"react-scripts eject"</text:span></text:p>
      <text:p text:style-name="P8">  <text:span text:style-name="T52">},</text:span></text:p>
      <text:p text:style-name="P8">  <text:span text:style-name="T51">"eslintConfig"</text:span><text:span text:style-name="T52">: {</text:span></text:p>
      <text:p text:style-name="P8">    <text:span text:style-name="T51">"extends"</text:span><text:span text:style-name="T52">: [</text:span></text:p>
      <text:p text:style-name="P8">      <text:span text:style-name="T44">"react-app"</text:span><text:span text:style-name="T52">,</text:span></text:p>
      <text:p text:style-name="P8">      <text:span text:style-name="T44">"react-app/jest"</text:span></text:p>
      <text:p text:style-name="P8">    <text:span text:style-name="T52">]</text:span></text:p>
      <text:p text:style-name="P8">  <text:span text:style-name="T52">},</text:span></text:p>
      <text:p text:style-name="P8">  <text:span text:style-name="T51">"browserslist"</text:span><text:span text:style-name="T52">: {</text:span></text:p>
      <text:p text:style-name="P8">    <text:span text:style-name="T51">"production"</text:span><text:span text:style-name="T52">: [</text:span></text:p>
      <text:p text:style-name="P8">      <text:span text:style-name="T44">"&gt;0.2%"</text:span><text:span text:style-name="T52">,</text:span></text:p>
      <text:p text:style-name="P8">      <text:span text:style-name="T44">"not dead"</text:span><text:span text:style-name="T52">,</text:span></text:p>
      <text:p text:style-name="P8">      <text:span text:style-name="T44">"not op_mini all"</text:span></text:p>
      <text:p text:style-name="P8">    <text:span text:style-name="T52">],</text:span></text:p>
      <text:p text:style-name="P8">    <text:span text:style-name="T51">"development"</text:span><text:span text:style-name="T52">: [</text:span></text:p>
      <text:p text:style-name="P8">      <text:span text:style-name="T44">"last 1 chrome version"</text:span><text:span text:style-name="T52">,</text:span></text:p>
      <text:p text:style-name="P8">      <text:span text:style-name="T44">"last 1 firefox version"</text:span><text:span text:style-name="T52">,</text:span></text:p>
      <text:p text:style-name="P8">      <text:span text:style-name="T44">"last 1 safari version"</text:span></text:p>
      <text:p text:style-name="P8">    <text:span text:style-name="T52">]</text:span></text:p>
      <text:p text:style-name="P8">  <text:span text:style-name="T52">},</text:span></text:p>
      <text:p text:style-name="P8"><text:soft-page-break/>  <text:span text:style-name="T51">"devDependencies"</text:span><text:span text:style-name="T52">: {</text:span></text:p>
      <text:p text:style-name="P8">    <text:span text:style-name="T51">"autoprefixer"</text:span><text:span text:style-name="T52">: </text:span><text:span text:style-name="T44">"^10.4.13"</text:span><text:span text:style-name="T52">,</text:span></text:p>
      <text:p text:style-name="P8">    <text:span text:style-name="T51">"postcss"</text:span><text:span text:style-name="T52">: </text:span><text:span text:style-name="T44">"^8.4.21"</text:span><text:span text:style-name="T52">,</text:span></text:p>
      <text:p text:style-name="P8">    <text:span text:style-name="T51">"postcss-cli"</text:span><text:span text:style-name="T52">: </text:span><text:span text:style-name="T44">"^10.1.0"</text:span><text:span text:style-name="T52">,</text:span></text:p>
      <text:p text:style-name="P8">    <text:span text:style-name="T51">"tailwindcss"</text:span><text:span text:style-name="T52">: </text:span><text:span text:style-name="T44">"^3.2.4"</text:span></text:p>
      <text:p text:style-name="P8">  <text:span text:style-name="T52">}</text:span></text:p>
      <text:p text:style-name="P7">}</text:p>
      <text:list xml:id="list24690439" text:continue-numbering="true" text:style-name="L2">
        <text:list-item>
          <text:p text:style-name="P24"><text:s/>At the terminal install the exact packages with: npm install --legacy-peer-deps</text:p>
        </text:list-item>
        <text:list-item>
          <text:p text:style-name="P24"><text:s/>At the Terminal, <text:span text:style-name="T9">Install </text:span><text:span text:style-name="Source_20_Text"><text:span text:style-name="T18">tailwindcss,</text:span></text:span><text:span text:style-name="Source_20_Text"><text:span text:style-name="T15"> Post CSS </text:span></text:span><text:span text:style-name="Source_20_Text"><text:span text:style-name="T16">(provides plugins to perform different functionalities like prefixes in Vanilla CSS) and</text:span></text:span><text:span text:style-name="Source_20_Text"><text:span text:style-name="T15"> Autoprefixer </text:span></text:span><text:span text:style-name="Source_20_Text"><text:span text:style-name="T16">(which is a PostCSS plugin to parse CSS and add vendor prefixes to CSS rules)</text:span></text:span><text:span text:style-name="Source_20_Text"><text:span text:style-name="T15"> </text:span></text:span><text:span text:style-name="T9">via npm, and then run the init command to generate your </text:span><text:span text:style-name="T12"> </text:span><text:span text:style-name="Source_20_Text"><text:span text:style-name="T18">tailwind.config.js</text:span></text:span><text:span text:style-name="T12">  and</text:span><text:span text:style-name="T9"> </text:span><text:span text:style-name="T12"> </text:span><text:span text:style-name="T14">postcss</text:span><text:span text:style-name="Source_20_Text"><text:span text:style-name="T15">.config.js</text:span></text:span><text:span text:style-name="T12">  </text:span><text:span text:style-name="T9">files (</text:span><text:span text:style-name="T29">They help you interact with your project and customize everything</text:span><text:span text:style-name="T11"> </text:span><text:span text:style-name="T9">)</text:span> by copying and pasting the following:</text:p>
          <text:p text:style-name="P24">npm i -D tailwindcss postcss autoprefixer postcss-cli</text:p>
          <text:p text:style-name="P24">npx tailwindcss init -p</text:p>
        </text:list-item>
        <text:list-item>
          <text:p text:style-name="P24"><text:s/><text:span text:style-name="T9">Add the following to your </text:span><text:span text:style-name="Source_20_Text"><text:span text:style-name="T18">tailwind.config.js </text:span></text:span><text:span text:style-name="T9">file:</text:span></text:p>
          <text:p text:style-name="P13"><text:span text:style-name="T61">/** </text:span><text:span text:style-name="T40">@type</text:span><text:span text:style-name="T61"> {import('tailwindcss').Config} */</text:span></text:p>
        </text:list-item>
      </text:list>
      <text:p text:style-name="P7">module.exports = {</text:p>
      <text:p text:style-name="P8">  <text:span text:style-name="T52">content: [</text:span><text:span text:style-name="T44">'./src/**/*.{js,jsx,ts,tsx}'</text:span><text:span text:style-name="T52">],</text:span></text:p>
      <text:p text:style-name="P8">  <text:span text:style-name="T52">darkMode: </text:span><text:span text:style-name="T44">'class'</text:span><text:span text:style-name="T52">,</text:span></text:p>
      <text:p text:style-name="P8">  <text:span text:style-name="T52">theme: {</text:span></text:p>
      <text:p text:style-name="P8">    <text:span text:style-name="T52">fontFamily: {</text:span></text:p>
      <text:p text:style-name="P8">      <text:span text:style-name="T52">display: [</text:span><text:span text:style-name="T44">'Open Sans'</text:span><text:span text:style-name="T52">, </text:span><text:span text:style-name="T44">'sans-serif'</text:span><text:span text:style-name="T52">],</text:span></text:p>
      <text:p text:style-name="P8">      <text:span text:style-name="T52">body: [</text:span><text:span text:style-name="T44">'Open Sans'</text:span><text:span text:style-name="T52">, </text:span><text:span text:style-name="T44">'sans-serif'</text:span><text:span text:style-name="T52">],</text:span></text:p>
      <text:p text:style-name="P8">    <text:span text:style-name="T52">},</text:span></text:p>
      <text:p text:style-name="P8">    <text:span text:style-name="T52">extend: {</text:span></text:p>
      <text:p text:style-name="P8">      <text:span text:style-name="T52">fontSize: {</text:span></text:p>
      <text:p text:style-name="P8">        <text:span text:style-name="T60">14</text:span><text:span text:style-name="T52">: </text:span><text:span text:style-name="T44">'14px'</text:span><text:span text:style-name="T52">,</text:span></text:p>
      <text:p text:style-name="P8">      <text:span text:style-name="T52">},</text:span></text:p>
      <text:p text:style-name="P8">      <text:span text:style-name="T52">backgroundColor: {</text:span></text:p>
      <text:p text:style-name="P8">        <text:span text:style-name="T44">'main-bg'</text:span><text:span text:style-name="T52">: </text:span><text:span text:style-name="T44">'#FAFBFB'</text:span><text:span text:style-name="T52">,</text:span></text:p>
      <text:p text:style-name="P8">        <text:span text:style-name="T44">'main-dark-bg'</text:span><text:span text:style-name="T52">: </text:span><text:span text:style-name="T44">'#20232A'</text:span><text:span text:style-name="T52">,</text:span></text:p>
      <text:p text:style-name="P8">        <text:span text:style-name="T44">'secondary-dark-bg'</text:span><text:span text:style-name="T52">: </text:span><text:span text:style-name="T44">'#33373E'</text:span><text:span text:style-name="T52">,</text:span></text:p>
      <text:p text:style-name="P8">        <text:span text:style-name="T44">'light-gray'</text:span><text:span text:style-name="T52">: </text:span><text:span text:style-name="T44">'#F7F7F7'</text:span><text:span text:style-name="T52">,</text:span></text:p>
      <text:p text:style-name="P8">        <text:span text:style-name="T44">'half-transparent'</text:span><text:span text:style-name="T52">: </text:span><text:span text:style-name="T44">'rgba(0, 0, 0, 0.5)'</text:span><text:span text:style-name="T52">,</text:span></text:p>
      <text:p text:style-name="P8">      <text:span text:style-name="T52">},</text:span></text:p>
      <text:p text:style-name="P8">      <text:span text:style-name="T52">borderWidth: {</text:span></text:p>
      <text:p text:style-name="P8">        <text:span text:style-name="T60">1</text:span><text:span text:style-name="T52">: </text:span><text:span text:style-name="T44">'1px'</text:span><text:span text:style-name="T52">,</text:span></text:p>
      <text:p text:style-name="P8">      <text:span text:style-name="T52">},</text:span></text:p>
      <text:p text:style-name="P8"><text:soft-page-break/>      <text:span text:style-name="T52">borderColor: {</text:span></text:p>
      <text:p text:style-name="P8">        <text:span text:style-name="T52">color: </text:span><text:span text:style-name="T44">'rgba(0, 0, 0, 0.1)'</text:span><text:span text:style-name="T52">,</text:span></text:p>
      <text:p text:style-name="P8">      <text:span text:style-name="T52">},</text:span></text:p>
      <text:p text:style-name="P8">      <text:span text:style-name="T52">width: {</text:span></text:p>
      <text:p text:style-name="P8">        <text:span text:style-name="T60">400</text:span><text:span text:style-name="T52">: </text:span><text:span text:style-name="T44">'400px'</text:span><text:span text:style-name="T52">,</text:span></text:p>
      <text:p text:style-name="P8">        <text:span text:style-name="T60">760</text:span><text:span text:style-name="T52">: </text:span><text:span text:style-name="T44">'760px'</text:span><text:span text:style-name="T52">,</text:span></text:p>
      <text:p text:style-name="P8">        <text:span text:style-name="T60">780</text:span><text:span text:style-name="T52">: </text:span><text:span text:style-name="T44">'780px'</text:span><text:span text:style-name="T52">,</text:span></text:p>
      <text:p text:style-name="P8">        <text:span text:style-name="T60">800</text:span><text:span text:style-name="T52">: </text:span><text:span text:style-name="T44">'800px'</text:span><text:span text:style-name="T52">,</text:span></text:p>
      <text:p text:style-name="P8">        <text:span text:style-name="T60">1000</text:span><text:span text:style-name="T52">: </text:span><text:span text:style-name="T44">'1000px'</text:span><text:span text:style-name="T52">,</text:span></text:p>
      <text:p text:style-name="P8">        <text:span text:style-name="T60">1200</text:span><text:span text:style-name="T52">: </text:span><text:span text:style-name="T44">'1200px'</text:span><text:span text:style-name="T52">,</text:span></text:p>
      <text:p text:style-name="P8">        <text:span text:style-name="T60">1400</text:span><text:span text:style-name="T52">: </text:span><text:span text:style-name="T44">'1400px'</text:span><text:span text:style-name="T52">,</text:span></text:p>
      <text:p text:style-name="P8">      <text:span text:style-name="T52">},</text:span></text:p>
      <text:p text:style-name="P8">      <text:span text:style-name="T52">height: {</text:span></text:p>
      <text:p text:style-name="P8">        <text:span text:style-name="T60">80</text:span><text:span text:style-name="T52">: </text:span><text:span text:style-name="T44">'80px'</text:span><text:span text:style-name="T52">,</text:span></text:p>
      <text:p text:style-name="P8">      <text:span text:style-name="T52">},</text:span></text:p>
      <text:p text:style-name="P8">      <text:span text:style-name="T52">minHeight: {</text:span></text:p>
      <text:p text:style-name="P8">        <text:span text:style-name="T60">590</text:span><text:span text:style-name="T52">: </text:span><text:span text:style-name="T44">'590px'</text:span><text:span text:style-name="T52">,</text:span></text:p>
      <text:p text:style-name="P8">      <text:span text:style-name="T52">},</text:span></text:p>
      <text:p text:style-name="P8">      <text:span text:style-name="T52">backgroundImage: {</text:span></text:p>
      <text:p text:style-name="P8">        <text:span text:style-name="T44">'hero-pattern'</text:span><text:span text:style-name="T52">:</text:span></text:p>
      <text:p text:style-name="P8">          <text:span text:style-name="T44">"url('https://i.ibb.co/MkvLDfb/Rectangle-4389.png')"</text:span><text:span text:style-name="T52">,</text:span></text:p>
      <text:p text:style-name="P8">      <text:span text:style-name="T52">},</text:span></text:p>
      <text:p text:style-name="P8">    <text:span text:style-name="T52">},</text:span></text:p>
      <text:p text:style-name="P8">  <text:span text:style-name="T52">},</text:span></text:p>
      <text:p text:style-name="P8">  <text:span text:style-name="T52">plugins: [],</text:span></text:p>
      <text:p text:style-name="P7">};</text:p>
      <text:p text:style-name="P9"><text:span text:style-name="T42"/></text:p>
      <text:list xml:id="list24697069" text:continue-numbering="true" text:style-name="L2">
        <text:list-item>
          <text:p text:style-name="P24"><text:span text:style-name="T1"><text:s/></text:span><text:span text:style-name="T10">create </text:span><text:span text:style-name="Source_20_Text"><text:span text:style-name="T17">./src/index.css </text:span></text:span><text:span text:style-name="T10">file and add the following which include the </text:span><text:span text:style-name="Source_20_Text"><text:span text:style-name="T19">@tailwind</text:span></text:span><text:span text:style-name="T13"> </text:span><text:span text:style-name="T10">directives for each of Tailwind’s layers:</text:span></text:p>
          <text:list>
            <text:list-header>
              <text:p text:style-name="P13"><text:span text:style-name="T40">@import</text:span><text:span text:style-name="T56"> url(</text:span><text:span text:style-name="T47">'https://fonts.googleapis.com/css2?family=Open+Sans:wght@400;500;600;700&amp;display=swap'</text:span><text:span text:style-name="T56">);</text:span></text:p>
            </text:list-header>
          </text:list>
        </text:list-item>
      </text:list>
      <text:p text:style-name="P9"/>
      <text:p text:style-name="P7"><text:span text:style-name="T57">body</text:span>{</text:p>
      <text:p text:style-name="P8">    <text:span text:style-name="T51">margin</text:span><text:span text:style-name="T52">: </text:span><text:span text:style-name="T60">0</text:span><text:span text:style-name="T52">;</text:span></text:p>
      <text:p text:style-name="P8">    <text:span text:style-name="T51">padding</text:span><text:span text:style-name="T52">:</text:span><text:span text:style-name="T60">0</text:span><text:span text:style-name="T52">;</text:span></text:p>
      <text:p text:style-name="P8">    <text:span text:style-name="T51">font-family</text:span><text:span text:style-name="T52">: </text:span><text:span text:style-name="T44">"Open Sans"</text:span><text:span text:style-name="T52">, sans-serif;</text:span></text:p>
      <text:p text:style-name="P7">}</text:p>
      <text:p text:style-name="P9"/>
      <text:p text:style-name="P7"><text:span text:style-name="T37">@tailwind</text:span> base;</text:p>
      <text:p text:style-name="P7"><text:span text:style-name="T37">@tailwind</text:span> components;</text:p>
      <text:p text:style-name="P9"><text:soft-page-break/><text:span text:style-name="T39">@tailwind</text:span><text:span text:style-name="T41"> utilities;</text:span><text:span text:style-name="T1"> </text:span></text:p>
      <text:p text:style-name="P9"><text:span text:style-name="T1"/></text:p>
      <text:list xml:id="list24699807" text:continue-numbering="true" text:style-name="L2">
        <text:list-item>
          <text:p text:style-name="P25"><text:s/><text:span text:style-name="T21">Next, add an App.css file and add the following code:</text:span></text:p>
          <text:p text:style-name="P17"><text:span text:style-name="T32">@import</text:span><text:span text:style-name="T34"> url(</text:span><text:span text:style-name="T25">'https://cdn.syncfusion.com/ej2/material.css'</text:span><text:span text:style-name="T34">);</text:span></text:p>
        </text:list-item>
      </text:list>
      <text:p text:style-name="P9"/>
      <text:p text:style-name="P7"><text:span text:style-name="T57">.sidebar</text:span> {</text:p>
      <text:p text:style-name="P8">  <text:span text:style-name="T51">box-shadow</text:span><text:span text:style-name="T52">: rgb(</text:span><text:span text:style-name="T60">113</text:span><text:span text:style-name="T52"> </text:span><text:span text:style-name="T60">122</text:span><text:span text:style-name="T52"> </text:span><text:span text:style-name="T60">131</text:span><text:span text:style-name="T52"> / </text:span><text:span text:style-name="T60">11%</text:span><text:span text:style-name="T52">) </text:span><text:span text:style-name="T60">0px</text:span><text:span text:style-name="T52"> </text:span><text:span text:style-name="T60">7px</text:span><text:span text:style-name="T52"> </text:span><text:span text:style-name="T60">30px</text:span><text:span text:style-name="T52"> </text:span><text:span text:style-name="T60">0px</text:span><text:span text:style-name="T52">;</text:span></text:p>
      <text:p text:style-name="P7">}</text:p>
      <text:p text:style-name="P7"><text:span text:style-name="T57">.nav-item</text:span>,</text:p>
      <text:p text:style-name="P7"><text:span text:style-name="T57">.navbar</text:span> {</text:p>
      <text:p text:style-name="P8">  <text:span text:style-name="T51">z-index</text:span><text:span text:style-name="T52">: </text:span><text:span text:style-name="T60">10000</text:span><text:span text:style-name="T52">;</text:span></text:p>
      <text:p text:style-name="P7">}</text:p>
      <text:p text:style-name="P7"><text:span text:style-name="T37">@media</text:span>  screen and (<text:span text:style-name="T50">max-width</text:span>:<text:span text:style-name="T59">800px</text:span>) {</text:p>
      <text:p text:style-name="P8">  <text:span text:style-name="T58">.sidebar</text:span><text:span text:style-name="T52">{</text:span></text:p>
      <text:p text:style-name="P8">    <text:span text:style-name="T51">z-index</text:span><text:span text:style-name="T52">: </text:span><text:span text:style-name="T60">10000000</text:span><text:span text:style-name="T52">;</text:span></text:p>
      <text:p text:style-name="P8">  <text:span text:style-name="T52">}</text:span></text:p>
      <text:p text:style-name="P7">}</text:p>
      <text:p text:style-name="P9"/>
      <text:p text:style-name="P7"><text:span text:style-name="T57">.e-dlg-center-center</text:span>, <text:span text:style-name="T57">.e-quick-popup-wrapper.e-device</text:span>{</text:p>
      <text:p text:style-name="P8">  <text:span text:style-name="T51">z-index</text:span><text:span text:style-name="T52">: </text:span><text:span text:style-name="T60">1000000</text:span><text:span text:style-name="T52"> </text:span><text:span text:style-name="T38">!important</text:span><text:span text:style-name="T52">;</text:span></text:p>
      <text:p text:style-name="P7">}</text:p>
      <text:p text:style-name="P9"/>
      <text:p text:style-name="P7"><text:span text:style-name="T57">::-webkit-scrollbar</text:span> {</text:p>
      <text:p text:style-name="P8">  <text:span text:style-name="T51">width</text:span><text:span text:style-name="T52">: </text:span><text:span text:style-name="T60">6px</text:span><text:span text:style-name="T52">;</text:span></text:p>
      <text:p text:style-name="P7">}</text:p>
      <text:p text:style-name="P7"><text:span text:style-name="T57">::-webkit-scrollbar-thumb</text:span> {</text:p>
      <text:p text:style-name="P8">  <text:span text:style-name="T51">background-color</text:span><text:span text:style-name="T52">: rgb(</text:span><text:span text:style-name="T60">216</text:span><text:span text:style-name="T52">, </text:span><text:span text:style-name="T60">216</text:span><text:span text:style-name="T52">, </text:span><text:span text:style-name="T60">216</text:span><text:span text:style-name="T52">);</text:span></text:p>
      <text:p text:style-name="P8">  <text:span text:style-name="T51">border-radius</text:span><text:span text:style-name="T52">: </text:span><text:span text:style-name="T60">40px</text:span><text:span text:style-name="T52">;</text:span></text:p>
      <text:p text:style-name="P7">}</text:p>
      <text:p text:style-name="P7"><text:span text:style-name="T57">::-webkit-scrollbar-track</text:span> {</text:p>
      <text:p text:style-name="P8">  <text:span text:style-name="T51">background-color</text:span><text:span text:style-name="T52">: transparent;</text:span></text:p>
      <text:p text:style-name="P7">}</text:p>
      <text:p text:style-name="P9"/>
      <text:p text:style-name="P16">/* color-picker style  */</text:p>
      <text:p text:style-name="P9"/>
      <text:p text:style-name="P8"> <text:span text:style-name="T58">#preview</text:span><text:span text:style-name="T52"> {</text:span></text:p>
      <text:p text:style-name="P8">  <text:span text:style-name="T51">background</text:span><text:span text:style-name="T52">: transparent</text:span></text:p>
      <text:p text:style-name="P8">    <text:span text:style-name="T52">url(</text:span><text:span text:style-name="T44">'https://ej2.syncfusion.com/react/demos/src/color-picker/images/pen.png'</text:span><text:span text:style-name="T52">)</text:span></text:p>
      <text:p text:style-name="P8">    <text:span text:style-name="T52">no-repeat;</text:span></text:p>
      <text:p text:style-name="P8"><text:soft-page-break/>  <text:span text:style-name="T51">display</text:span><text:span text:style-name="T52">: inline-block;</text:span></text:p>
      <text:p text:style-name="P8">  <text:span text:style-name="T51">height</text:span><text:span text:style-name="T52">: </text:span><text:span text:style-name="T60">80px</text:span><text:span text:style-name="T52">;</text:span></text:p>
      <text:p text:style-name="P8">  <text:span text:style-name="T51">margin</text:span><text:span text:style-name="T52">: </text:span><text:span text:style-name="T60">10px</text:span><text:span text:style-name="T52"> </text:span><text:span text:style-name="T60">0</text:span><text:span text:style-name="T52">;</text:span></text:p>
      <text:p text:style-name="P8">  <text:span text:style-name="T51">min-width</text:span><text:span text:style-name="T52">: </text:span><text:span text:style-name="T60">300px</text:span><text:span text:style-name="T52">;</text:span></text:p>
      <text:p text:style-name="P8">  <text:span text:style-name="T51">max-width</text:span><text:span text:style-name="T52">: </text:span><text:span text:style-name="T60">600px</text:span><text:span text:style-name="T52">;</text:span></text:p>
      <text:p text:style-name="P8">  <text:span text:style-name="T51">background-color</text:span><text:span text:style-name="T52">: #008000;</text:span></text:p>
      <text:p text:style-name="P7">}</text:p>
      <text:p text:style-name="P9"/>
      <text:p text:style-name="P7"><text:span text:style-name="T57">.e-input-group:not</text:span>(<text:span text:style-name="T57">.e-float-icon-left</text:span>), <text:span text:style-name="T57">.e-input-group.e-success:not</text:span>(<text:span text:style-name="T57">.e-float-icon-left</text:span>), <text:span text:style-name="T57">.e-input-group.e-warning:not</text:span>(<text:span text:style-name="T57">.e-float-icon-left</text:span>), <text:span text:style-name="T57">.e-input-group.e-error:not</text:span>(<text:span text:style-name="T57">.e-float-icon-left</text:span>), <text:span text:style-name="T57">.e-input-group.e-control-wrapper:not</text:span>(<text:span text:style-name="T57">.e-float-icon-left</text:span>), <text:span text:style-name="T57">.e-input-group.e-control-wrapper.e-success:not</text:span>(<text:span text:style-name="T57">.e-float-icon-left</text:span>), <text:span text:style-name="T57">.e-input-group.e-control-wrapper.e-warning:not</text:span>(<text:span text:style-name="T57">.e-float-icon-left</text:span>), <text:span text:style-name="T57">.e-input-group.e-control-wrapper.e-error:not</text:span>(<text:span text:style-name="T57">.e-float-icon-left</text:span>){</text:p>
      <text:p text:style-name="P8">  <text:span text:style-name="T51">border</text:span><text:span text:style-name="T52">: none;</text:span></text:p>
      <text:p text:style-name="P7">}</text:p>
      <text:list xml:id="list24707187" text:continue-numbering="true" text:style-name="L2">
        <text:list-item>
          <text:p text:style-name="P25"><text:span text:style-name="T21"><text:s text:c="2"/></text:span><text:span text:style-name="Source_20_Text"><text:span text:style-name="T4">npm start should open your default browser showing an unstyled output: App</text:span></text:span></text:p>
        </text:list-item>
        <text:list-item>
          <text:p text:style-name="P25"><text:span text:style-name="Source_20_Text"><text:span text:style-name="T4"><text:s/>In index.js add: </text:span></text:span><text:span text:style-name="Source_20_Text"><text:span text:style-name="T31">import</text:span></text:span><text:span text:style-name="Source_20_Text"><text:span text:style-name="T27"> </text:span></text:span><text:span text:style-name="Source_20_Text"><text:span text:style-name="T23">'./index.css'</text:span></text:span></text:p>
        </text:list-item>
        <text:list-item>
          <text:p text:style-name="P25"><text:span text:style-name="Source_20_Text"><text:span text:style-name="T4"><text:s/>In App.js add: </text:span></text:span><text:span text:style-name="Source_20_Text"><text:span text:style-name="T31">import</text:span></text:span><text:span text:style-name="Source_20_Text"><text:span text:style-name="T27"> </text:span></text:span><text:span text:style-name="Source_20_Text"><text:span text:style-name="T23">'./App.css'</text:span></text:span><text:span text:style-name="Source_20_Text"><text:span text:style-name="T36"> and replace </text:span></text:span><text:span text:style-name="Source_20_Text"><text:span text:style-name="T31">return</text:span></text:span><text:span text:style-name="Source_20_Text"><text:span text:style-name="T27"> </text:span></text:span><text:span text:style-name="Source_20_Text"><text:span text:style-name="T35">&lt;</text:span></text:span><text:span text:style-name="Source_20_Text"><text:span text:style-name="T31">div</text:span></text:span><text:span text:style-name="Source_20_Text"><text:span text:style-name="T35">&gt;</text:span></text:span><text:span text:style-name="Source_20_Text"><text:span text:style-name="T27">App</text:span></text:span><text:span text:style-name="Source_20_Text"><text:span text:style-name="T35">&lt;/</text:span></text:span><text:span text:style-name="Source_20_Text"><text:span text:style-name="T31">div</text:span></text:span><text:span text:style-name="Source_20_Text"><text:span text:style-name="T35">&gt;</text:span></text:span><text:span text:style-name="Source_20_Text"><text:span text:style-name="T27">;</text:span></text:span><text:span text:style-name="Source_20_Text"><text:span text:style-name="T36"> with</text:span></text:span></text:p>
          <text:p text:style-name="P25"><text:span text:style-name="Source_20_Text"><text:span text:style-name="T31">return</text:span></text:span><text:span text:style-name="Source_20_Text"><text:span text:style-name="T27"> </text:span></text:span><text:span text:style-name="Source_20_Text"><text:span text:style-name="T35">&lt;</text:span></text:span><text:span text:style-name="Source_20_Text"><text:span text:style-name="T31">h1</text:span></text:span><text:span text:style-name="Source_20_Text"><text:span text:style-name="T27"> </text:span></text:span><text:span text:style-name="Source_20_Text"><text:span text:style-name="T20">className</text:span></text:span><text:span text:style-name="Source_20_Text"><text:span text:style-name="T27">=</text:span></text:span><text:span text:style-name="Source_20_Text"><text:span text:style-name="T23">" underline text-3xl"</text:span></text:span><text:span text:style-name="Source_20_Text"><text:span text:style-name="T35">&gt;</text:span></text:span><text:span text:style-name="Source_20_Text"><text:span text:style-name="T27">App</text:span></text:span><text:span text:style-name="Source_20_Text"><text:span text:style-name="T35">&lt;/</text:span></text:span><text:span text:style-name="Source_20_Text"><text:span text:style-name="T31">h1</text:span></text:span><text:span text:style-name="Source_20_Text"><text:span text:style-name="T35">&gt;</text:span></text:span><text:span text:style-name="Source_20_Text"><text:span text:style-name="T27">;</text:span></text:span></text:p>
          <text:p text:style-name="P25"><text:span text:style-name="Source_20_Text"><text:span text:style-name="T5">your browser now shows: </text:span></text:span><text:span text:style-name="Source_20_Text"><text:span text:style-name="T8">App</text:span></text:span></text:p>
        </text:list-item>
        <text:list-item>
          <text:p text:style-name="P25"><text:span text:style-name="Source_20_Text"><text:span text:style-name="T23"/></text:span></text:p>
        </text:list-item>
        <text:list-item>
          <text:p text:style-name="P25"><text:span text:style-name="Source_20_Text"><text:span text:style-name="T4"><text:s/></text:span></text:span></text:p>
        </text:list-item>
      </text:list>
      <text:p text:style-name="P2"/>
      <text:p text:style-name="P2">MARKET</text:p>
      <text:p text:style-name="P2">DIGITIZE YOUR BUSINESS</text:p>
      <text:p text:style-name="P2"/>
      <text:p text:style-name="P2">UPGRADE YOUR PLAN!</text:p>
      <text:p text:style-name="P2">English</text:p>
      <text:p text:style-name="P2"/>
      <text:p text:style-name="P2">IOM Support</text:p>
      <text:p text:style-name="P2">io-market AG</text:p>
      <text:p text:style-name="P2">EDI</text:p>
      <text:p text:style-name="P2"><text:soft-page-break/></text:p>
      <text:p text:style-name="P2">PDF2XML – Services</text:p>
      <text:p text:style-name="P2">Send invoices via PDF and we digitize them for your customers!</text:p>
      <text:p text:style-name="P2">Apply</text:p>
      <text:p text:style-name="P2"/>
      <text:p text:style-name="P2">eBill – Services</text:p>
      <text:p text:style-name="P2">Simply create an eBill and send it directly to eBanking.</text:p>
      <text:p text:style-name="P2">Configure</text:p>
      <text:p text:style-name="P2"/>
      <text:p text:style-name="P2">EDI – Services</text:p>
      <text:p text:style-name="P2">Optimize purchase-to-pay processes with EDI and save costs!</text:p>
      <text:p text:style-name="P2">Configure</text:p>
      <text:p text:style-name="P2"/>
      <text:p text:style-name="P1">Interconnect</text:p>
      <text:p text:style-name="P1">Send documents to your business partners through your EDI provider.</text:p>
      <text:p text:style-name="P2">Configure</text:p>
      <text:p text:style-name="P2"/>
      <text:p text:style-name="P2">EDI-Partner: </text:p>
      <text:p text:style-name="P2">Please select</text:p>
      <text:p text:style-name="P2">Process: </text:p>
      <text:p text:style-name="P2">Please select</text:p>
      <text:p text:style-name="P2">Status: </text:p>
      <text:p text:style-name="P2">Please select</text:p>
      <text:p text:style-name="P2">From:</text:p>
      <text:p text:style-name="P2">To:</text:p>
      <text:p text:style-name="P2">GO</text:p>
      <text:p text:style-name="P2"/>
      <text:p text:style-name="P2">Dashboard</text:p>
      <text:p text:style-name="P2">Sale</text:p>
      <text:p text:style-name="P2">Purchase</text:p>
      <text:p text:style-name="P2">Connections</text:p>
      <text:p text:style-name="P2">eBill</text:p>
      <text:p text:style-name="P2"/>
      <text:p text:style-name="P2">Support</text:p>
      <text:p text:style-name="P2">Need Help?</text:p>
      <text:p text:style-name="P2">Our helpdesk is available for questions and support.</text:p>
      <text:p text:style-name="P2">Tutorial</text:p>
      <text:p text:style-name="P2"><text:soft-page-break/>Clear Cashe</text:p>
      <text:p text:style-name="P2"/>
      <text:p text:style-name="P2">Last Transactions</text:p>
      <text:p text:style-name="P2">Date</text:p>
      <text:p text:style-name="P2">09/28/2022 7:22:35 AM</text:p>
      <text:p text:style-name="P2">Document Type</text:p>
      <text:p text:style-name="P2">Invoice</text:p>
      <text:p text:style-name="P2">Document No</text:p>
      <text:p text:style-name="P2">425094</text:p>
      <text:p text:style-name="P2">Direction</text:p>
      <text:p text:style-name="P2">Send</text:p>
      <text:p text:style-name="P2">EDI Partner</text:p>
      <text:p text:style-name="P2">Status</text:p>
      <text:p text:style-name="P2">Done</text:p>
      <text:p text:style-name="P2">Showing 1 to 10 of 487 entries</text:p>
      <text:p text:style-name="P2">Previous</text:p>
      <text:p text:style-name="P2">Next</text:p>
      <text:p text:style-name="P2"/>
      <text:p text:style-name="P2">Transactions</text:p>
      <text:p text:style-name="P2">Total:</text:p>
      <text:p text:style-name="P2">488</text:p>
      <text:p text:style-name="P2">Current months</text:p>
      <text:p text:style-name="P2">0</text:p>
      <text:p text:style-name="P2"/>
      <text:p text:style-name="P2">EDI-Partners</text:p>
      <text:p text:style-name="P2">Total LIVE:</text:p>
      <text:p text:style-name="P2">6</text:p>
      <text:p text:style-name="P2">Totalm in TEST:</text:p>
      <text:p text:style-name="P2">4</text:p>
      <text:p text:style-name="P2">New in this month:</text:p>
      <text:p text:style-name="P2">0</text:p>
      <text:p text:style-name="P2"/>
      <text:p text:style-name="P2">Your Account:</text:p>
      <text:p text:style-name="P2">Standard</text:p>
      <text:p text:style-name="P2">Number of connections:</text:p>
      <text:p text:style-name="P2">25 from 50</text:p>
      <text:p text:style-name="P2"><text:soft-page-break/>TXE</text:p>
      <text:p text:style-name="P2">0 from 150</text:p>
      <text:p text:style-name="P2">Upgrade</text:p>
      <text:p text:style-name="P2"/>
      <text:p text:style-name="P2">Check your EDI format</text:p>
      <text:p text:style-name="P2">Process:</text:p>
      <text:p text:style-name="P2">Please Select</text:p>
      <text:p text:style-name="P2">File Format:</text:p>
      <text:p text:style-name="P2">Please Select</text:p>
      <text:p text:style-name="P2">File Format:</text:p>
      <text:p text:style-name="P2">Drag &amp; drop, or click here</text:p>
      <text:p text:style-name="P2">Uploaded file:</text:p>
      <text:p text:style-name="P2">Check EDI format</text:p>
      <text:p text:style-name="P2"/>
      <text:p text:style-name="P2">Get a Sample EDI format</text:p>
      <text:p text:style-name="P2">Process:</text:p>
      <text:p text:style-name="P2">Please Select</text:p>
      <text:p text:style-name="P2">File Format:</text:p>
      <text:p text:style-name="P2">Please Select</text:p>
      <text:p text:style-name="P2">Download EDI format</text:p>
      <text:p text:style-name="P2"/>
      <text:p text:style-name="P2"><text:span text:style-name="T53">©</text:span> 2022 io-market | Terms and Conditions | Privacy Policy | Legal Notic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Fira Code VF" svg:font-family="'Fira Code VF', ui-monospace, SFMono-Regular, Menlo, Monaco, Consolas, 'Liberation Mono', 'Courier New', monospace"/>
    <style:font-face style:name="Fira Mono" svg:font-family="'Fira Mono', 'Andale Mono', Consolas, monospace"/>
    <style:font-face style:name="Helvetica Neue" svg:font-family="'Helvetica Neue', Helvetica, Arial, sans-serif"/>
    <style:font-face style:name="Inter var" svg:font-family="'Inter var', ui-sans-serif, system-ui, apple-system, BlinkMacSystemFont, 'Segoe UI', Roboto, 'Helvetica Neue', Arial, 'Noto Sans', sans-serif, 'Apple Color Emoji', 'Segoe UI Emoji', 'Segoe UI Symbol', 'Noto Color Emoji'"/>
    <style:font-face style:name="Inter" svg:font-family="Inter, sans-serif"/>
    <style:font-face style:name="Lato" svg:font-family="Lato, sans-serif"/>
    <style:font-face style:name="OpenSymbol" svg:font-family="OpenSymbol"/>
    <style:font-face style:name="SFMono-Regular" svg:font-family="SFMono-Regular, Menlo, Monaco, Consolas, monospace"/>
    <style:font-face style:name="Segoe UI" svg:font-family="'Segoe UI'"/>
    <style:font-face style:name="Source Sans Pro" svg:font-family="'Source Sans Pro', 'Lucida Grande', sans-serif"/>
    <style:font-face style:name="Times New Roman1" svg:font-family="'Times New Roman'"/>
    <style:font-face style:name="arial" svg:font-family="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aac Tuffuor</meta:initial-creator>
    <meta:creation-date>2023-01-28T04:03:38.12</meta:creation-date>
    <dc:date>2023-02-05T04:45:47.05</dc:date>
    <dc:creator>Isaac Tuffuor</dc:creator>
    <meta:editing-duration>PT13H22M51S</meta:editing-duration>
    <meta:editing-cycles>38</meta:editing-cycles>
    <meta:generator>OpenOffice/4.1.13$Win32 OpenOffice.org_project/4113m1$Build-9810</meta:generator>
    <meta:document-statistic meta:table-count="1" meta:image-count="0" meta:object-count="0" meta:page-count="10" meta:paragraph-count="373" meta:word-count="1151" meta:character-count="9190"/>
  </office:meta>
</office:document-meta>
</file>